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3256in"/>
    </style:style>
    <style:style style:name="co4" style:family="table-column">
      <style:table-column-properties fo:break-before="auto" style:column-width="0.3689in"/>
    </style:style>
    <style:style style:name="co5" style:family="table-column">
      <style:table-column-properties fo:break-before="auto" style:column-width="0.2484in"/>
    </style:style>
    <style:style style:name="co6" style:family="table-column">
      <style:table-column-properties fo:break-before="auto" style:column-width="0.342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3772in"/>
    </style:style>
    <style:style style:name="co9" style:family="table-column">
      <style:table-column-properties fo:break-before="auto" style:column-width="0.2909in"/>
    </style:style>
    <style:style style:name="co10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ce1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insert into agpt_agent_income (</text:p>
          </table:table-cell>
          <table:table-cell table:number-columns-repeated="79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eriod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ranch_cod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ead_business_code_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ead_business_na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eadmn_code_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eadmn_na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anager_code_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anager_na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gent_code_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gent_statu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gent_na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position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osition_grou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ersonal_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ccupation_grou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ruiter_code_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ruiter_na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cruiter_posit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remium_cre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remium_p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remium_coffe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remium_tota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remium_portfoli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ew_case_ord_in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ew_case_p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mmission_firs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mmission_first_leve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mmission_next_ye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remium_can_b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remium_targe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ersistenc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ppointed_agent_amoun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keep_amoun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v_superviso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v_mana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) VALUES </text:p>
          </table:table-cell>
          <table:table-cell table:number-columns-repeated="7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600477" calcext:value-type="float">
            <text:p>36004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บดาน ลูกชิ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100308" calcext:value-type="float">
            <text:p>310030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อุดม กลองยาว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ข้อมูลไม่ชัดเจ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3100311" calcext:value-type="float">
            <text:p>310031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หมิบ กลางเมื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,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,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,</text:p>
          </table:table-cell>
          <table:table-cell office:value-type="percentage" office:value="0.5882" calcext:value-type="percentage">
            <text:p>58.82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3237766" calcext:value-type="float">
            <text:p>323776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แหล่ง กลอนสวด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3237767" calcext:value-type="float">
            <text:p>323776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ทวาย ตามตื๊อ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,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,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104230" calcext:value-type="float">
            <text:p>41042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นัยนา ศัพท์หมวด</text:p>
          </table:table-cell>
          <table:table-cell office:value-type="string" calcext:value-type="string">
            <text:p>',’</text:p>
          </table:table-cell>
          <table:table-cell office:value-type="float" office:value="3237784" calcext:value-type="float">
            <text:p>323778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สมบัติ กรวดทรา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3402697" calcext:value-type="float">
            <text:p>3402697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ยช้อยชด กล้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50201" calcext:value-type="float">
            <text:p>80502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3403336" calcext:value-type="float">
            <text:p>340333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3403336" calcext:value-type="float">
            <text:p>340333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608601" calcext:value-type="float">
            <text:p>36086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ชาก ประสงค์ดี</text:p>
          </table:table-cell>
          <table:table-cell office:value-type="string" calcext:value-type="string">
            <text:p>',’</text:p>
          </table:table-cell>
          <table:table-cell office:value-type="float" office:value="3608601" calcext:value-type="float">
            <text:p>36086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ชาก ประสงค์ดี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,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,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1257" calcext:value-type="float">
            <text:p>1125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7,500-12,999 บาท</text:p>
          </table:table-cell>
          <table:table-cell office:value-type="string" calcext:value-type="string">
            <text:p>',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,</text:p>
          </table:table-cell>
          <table:table-cell office:value-type="float" office:value="49750" calcext:value-type="float">
            <text:p>49750</text:p>
          </table:table-cell>
          <table:table-cell office:value-type="string" calcext:value-type="string">
            <text:p>,</text:p>
          </table:table-cell>
          <table:table-cell office:value-type="float" office:value="64380" calcext:value-type="float">
            <text:p>64380</text:p>
          </table:table-cell>
          <table:table-cell office:value-type="string" calcext:value-type="string">
            <text:p>,</text:p>
          </table:table-cell>
          <table:table-cell office:value-type="percentage" office:value="0.7727" calcext:value-type="percentage">
            <text:p>77.27%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,</text:p>
          </table:table-cell>
          <table:table-cell office:value-type="float" office:value="6298" calcext:value-type="float">
            <text:p>629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005208" calcext:value-type="float">
            <text:p>400520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แฉล้ม คอมเม้นท์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,</text:p>
          </table:table-cell>
          <table:table-cell office:value-type="float" office:value="25750" calcext:value-type="float">
            <text:p>25750</text:p>
          </table:table-cell>
          <table:table-cell office:value-type="string" calcext:value-type="string">
            <text:p>,</text:p>
          </table:table-cell>
          <table:table-cell office:value-type="float" office:value="25750" calcext:value-type="float">
            <text:p>25750</text:p>
          </table:table-cell>
          <table:table-cell office:value-type="string" calcext:value-type="string">
            <text:p>,</text:p>
          </table:table-cell>
          <table:table-cell office:value-type="float" office:value="25750" calcext:value-type="float">
            <text:p>2575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7043" calcext:value-type="float">
            <text:p>70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5,000-7,499 บาท</text:p>
          </table:table-cell>
          <table:table-cell office:value-type="string" calcext:value-type="string">
            <text:p>',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,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,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,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400446" calcext:value-type="float">
            <text:p>4400446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ยพัสถาน บงสุกุล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500409" calcext:value-type="float">
            <text:p>450040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โดดไกล กรมประม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,</text:p>
          </table:table-cell>
          <table:table-cell office:value-type="float" office:value="14710" calcext:value-type="float">
            <text:p>14710</text:p>
          </table:table-cell>
          <table:table-cell office:value-type="string" calcext:value-type="string">
            <text:p>,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,</text:p>
          </table:table-cell>
          <table:table-cell office:value-type="percentage" office:value="0.681" calcext:value-type="percentage">
            <text:p>68.1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104230" calcext:value-type="float">
            <text:p>41042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นัยนา ศัพท์หมวด</text:p>
          </table:table-cell>
          <table:table-cell office:value-type="string" calcext:value-type="string">
            <text:p>',’</text:p>
          </table:table-cell>
          <table:table-cell office:value-type="float" office:value="4803085" calcext:value-type="float">
            <text:p>480308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ขยะมูลฝอย กินความ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,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,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,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,</text:p>
          </table:table-cell>
          <table:table-cell office:value-type="float" office:value="15610" calcext:value-type="float">
            <text:p>15610</text:p>
          </table:table-cell>
          <table:table-cell office:value-type="string" calcext:value-type="string">
            <text:p>,</text:p>
          </table:table-cell>
          <table:table-cell office:value-type="float" office:value="24050" calcext:value-type="float">
            <text:p>24050</text:p>
          </table:table-cell>
          <table:table-cell office:value-type="string" calcext:value-type="string">
            <text:p>,</text:p>
          </table:table-cell>
          <table:table-cell office:value-type="percentage" office:value="0.649" calcext:value-type="percentage">
            <text:p>64.9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5100193" calcext:value-type="float">
            <text:p>5100193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.ส.ยาเสพย์ติด กระโชกกระชา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0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6-ภาคกลาง 5</text:p>
          </table:table-cell>
          <table:table-cell office:value-type="string" calcext:value-type="string">
            <text:p>',’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กาญจนบุรี</text:p>
          </table:table-cell>
          <table:table-cell office:value-type="string" calcext:value-type="string">
            <text:p>',’</text:p>
          </table:table-cell>
          <table:table-cell office:value-type="float" office:value="3100151" calcext:value-type="float">
            <text:p>310015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ฟ้องร้อง สตางค์ทอ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5103295" calcext:value-type="float">
            <text:p>5103295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.ส.บุญธรรม ตัดคะแน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5602260" calcext:value-type="float">
            <text:p>560226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นิศารัตน์ กระจกหน้าร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104230" calcext:value-type="float">
            <text:p>41042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นัยนา ศัพท์หมวด</text:p>
          </table:table-cell>
          <table:table-cell office:value-type="string" calcext:value-type="string">
            <text:p>',’</text:p>
          </table:table-cell>
          <table:table-cell office:value-type="float" office:value="5900303" calcext:value-type="float">
            <text:p>590030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ีนพีซ กรุงเก่า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,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104230" calcext:value-type="float">
            <text:p>41042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นัยนา ศัพท์หมวด</text:p>
          </table:table-cell>
          <table:table-cell office:value-type="string" calcext:value-type="string">
            <text:p>',’</text:p>
          </table:table-cell>
          <table:table-cell office:value-type="float" office:value="5950603" calcext:value-type="float">
            <text:p>595060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สัง กินความ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,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50201" calcext:value-type="float">
            <text:p>80502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8050201" calcext:value-type="float">
            <text:p>80502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50201" calcext:value-type="float">
            <text:p>80502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8100502" calcext:value-type="float">
            <text:p>8100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ท่าเรือ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ข้อมูลไม่ชัดเจ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2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605893" calcext:value-type="float">
            <text:p>360589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ชาดา ทําเนียบ</text:p>
          </table:table-cell>
          <table:table-cell office:value-type="string" calcext:value-type="string">
            <text:p>',’</text:p>
          </table:table-cell>
          <table:table-cell office:value-type="float" office:value="3235254" calcext:value-type="float">
            <text:p>323525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แตง กลับหัว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ท่าเรือ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403337" calcext:value-type="float">
            <text:p>340333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3403337" calcext:value-type="float">
            <text:p>340333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ท่าเรือ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3603631" calcext:value-type="float">
            <text:p>3603631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ยสำเนียง กระแหมบ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ท่าเรือ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001348" calcext:value-type="float">
            <text:p>300134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มนตรี กระดุม</text:p>
          </table:table-cell>
          <table:table-cell office:value-type="string" calcext:value-type="string">
            <text:p>',’</text:p>
          </table:table-cell>
          <table:table-cell office:value-type="float" office:value="3001348" calcext:value-type="float">
            <text:p>300134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มนตรี กระดุม</text:p>
          </table:table-cell>
          <table:table-cell office:value-type="string" calcext:value-type="string">
            <text:p>',’</text:p>
          </table:table-cell>
          <table:table-cell office:value-type="float" office:value="3707135" calcext:value-type="float">
            <text:p>37071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แสเลือด กระดุม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384" calcext:value-type="float">
            <text:p>6384</text:p>
          </table:table-cell>
          <table:table-cell office:value-type="string" calcext:value-type="string">
            <text:p>,</text:p>
          </table:table-cell>
          <table:table-cell office:value-type="float" office:value="6384" calcext:value-type="float">
            <text:p>6384</text:p>
          </table:table-cell>
          <table:table-cell office:value-type="string" calcext:value-type="string">
            <text:p>,</text:p>
          </table:table-cell>
          <table:table-cell office:value-type="float" office:value="6384" calcext:value-type="float">
            <text:p>6384</text:p>
          </table:table-cell>
          <table:table-cell office:value-type="string" calcext:value-type="string">
            <text:p>,</text:p>
          </table:table-cell>
          <table:table-cell office:value-type="float" office:value="6384" calcext:value-type="float">
            <text:p>638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11412" calcext:value-type="float">
            <text:p>11412</text:p>
          </table:table-cell>
          <table:table-cell office:value-type="string" calcext:value-type="string">
            <text:p>,</text:p>
          </table:table-cell>
          <table:table-cell office:value-type="float" office:value="39930" calcext:value-type="float">
            <text:p>39930</text:p>
          </table:table-cell>
          <table:table-cell office:value-type="string" calcext:value-type="string">
            <text:p>,</text:p>
          </table:table-cell>
          <table:table-cell office:value-type="float" office:value="47830" calcext:value-type="float">
            <text:p>47830</text:p>
          </table:table-cell>
          <table:table-cell office:value-type="string" calcext:value-type="string">
            <text:p>,</text:p>
          </table:table-cell>
          <table:table-cell office:value-type="percentage" office:value="0.8348" calcext:value-type="percentage">
            <text:p>83.48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9036" calcext:value-type="float">
            <text:p>19036</text:p>
          </table:table-cell>
          <table:table-cell office:value-type="string" calcext:value-type="string">
            <text:p>,</text:p>
          </table:table-cell>
          <table:table-cell office:value-type="float" office:value="12720" calcext:value-type="float">
            <text:p>1272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ท่าเรือ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3808576" calcext:value-type="float">
            <text:p>3808576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งสาย กระแหมบ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ท่าเรือ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001348" calcext:value-type="float">
            <text:p>300134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มนตรี กระดุม</text:p>
          </table:table-cell>
          <table:table-cell office:value-type="string" calcext:value-type="string">
            <text:p>',’</text:p>
          </table:table-cell>
          <table:table-cell office:value-type="float" office:value="5102449" calcext:value-type="float">
            <text:p>510244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วยเชิง งานปั้น</text:p>
          </table:table-cell>
          <table:table-cell office:value-type="string" calcext:value-type="string">
            <text:p>',’</text:p>
          </table:table-cell>
          <table:table-cell office:value-type="float" office:value="5102449" calcext:value-type="float">
            <text:p>510244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วยเชิง งานปั้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1200" calcext:value-type="float">
            <text:p>41200</text:p>
          </table:table-cell>
          <table:table-cell office:value-type="string" calcext:value-type="string">
            <text:p>,</text:p>
          </table:table-cell>
          <table:table-cell office:value-type="float" office:value="41200" calcext:value-type="float">
            <text:p>41200</text:p>
          </table:table-cell>
          <table:table-cell office:value-type="string" calcext:value-type="string">
            <text:p>,</text:p>
          </table:table-cell>
          <table:table-cell office:value-type="float" office:value="41200" calcext:value-type="float">
            <text:p>4120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3204" calcext:value-type="float">
            <text:p>1320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3,000-14,999 บาท</text:p>
          </table:table-cell>
          <table:table-cell office:value-type="string" calcext:value-type="string">
            <text:p>',</text:p>
          </table:table-cell>
          <table:table-cell office:value-type="float" office:value="29088" calcext:value-type="float">
            <text:p>29088</text:p>
          </table:table-cell>
          <table:table-cell office:value-type="string" calcext:value-type="string">
            <text:p>,</text:p>
          </table:table-cell>
          <table:table-cell office:value-type="float" office:value="129950" calcext:value-type="float">
            <text:p>129950</text:p>
          </table:table-cell>
          <table:table-cell office:value-type="string" calcext:value-type="string">
            <text:p>,</text:p>
          </table:table-cell>
          <table:table-cell office:value-type="float" office:value="270550" calcext:value-type="float">
            <text:p>270550</text:p>
          </table:table-cell>
          <table:table-cell office:value-type="string" calcext:value-type="string">
            <text:p>,</text:p>
          </table:table-cell>
          <table:table-cell office:value-type="percentage" office:value="0.4803" calcext:value-type="percentage">
            <text:p>48.03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2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403326" calcext:value-type="float">
            <text:p>34033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8100300" calcext:value-type="float">
            <text:p>8100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07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06-ภาคเหนือ 6</text:p>
          </table:table-cell>
          <table:table-cell office:value-type="string" calcext:value-type="string">
            <text:p>',’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ะพานหิน</text:p>
          </table:table-cell>
          <table:table-cell office:value-type="string" calcext:value-type="string">
            <text:p>',’</text:p>
          </table:table-cell>
          <table:table-cell office:value-type="float" office:value="4402049" calcext:value-type="float">
            <text:p>440204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ไอ ผัดผ่อ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700878" calcext:value-type="float">
            <text:p>470087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บเจา สมญานาม</text:p>
          </table:table-cell>
          <table:table-cell office:value-type="string" calcext:value-type="string">
            <text:p>',’</text:p>
          </table:table-cell>
          <table:table-cell office:value-type="float" office:value="5861037" calcext:value-type="float">
            <text:p>586103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พี่สาว กรอบรูป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วิภาวด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วิภาวด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17201" calcext:value-type="float">
            <text:p>80172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8017201" calcext:value-type="float">
            <text:p>80172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วิภาวด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17201" calcext:value-type="float">
            <text:p>80172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8100172" calcext:value-type="float">
            <text:p>810017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8100172" calcext:value-type="float">
            <text:p>810017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ข้อมูลไม่ชัดเจ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000223" calcext:value-type="float">
            <text:p>300022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าบเรียน ยานเกราะ</text:p>
          </table:table-cell>
          <table:table-cell office:value-type="string" calcext:value-type="string">
            <text:p>',’</text:p>
          </table:table-cell>
          <table:table-cell office:value-type="float" office:value="3100584" calcext:value-type="float">
            <text:p>310058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สูทธิ์ กลมเกลียว ณ อยุธยา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,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,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8880" calcext:value-type="float">
            <text:p>888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7,500-12,999 บาท</text:p>
          </table:table-cell>
          <table:table-cell office:value-type="string" calcext:value-type="string">
            <text:p>'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,</text:p>
          </table:table-cell>
          <table:table-cell office:value-type="float" office:value="14860" calcext:value-type="float">
            <text:p>14860</text:p>
          </table:table-cell>
          <table:table-cell office:value-type="string" calcext:value-type="string">
            <text:p>,</text:p>
          </table:table-cell>
          <table:table-cell office:value-type="float" office:value="14860" calcext:value-type="float">
            <text:p>1486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,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3223663" calcext:value-type="float">
            <text:p>322366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ดูกโกลน กนิษฐา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24287" calcext:value-type="float">
            <text:p>322428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24287" calcext:value-type="float">
            <text:p>322428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3224287" calcext:value-type="float">
            <text:p>322428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0900" calcext:value-type="float">
            <text:p>42009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ว้างขวาง ศาสนาประจำชาติ</text:p>
          </table:table-cell>
          <table:table-cell office:value-type="string" calcext:value-type="string">
            <text:p>',’</text:p>
          </table:table-cell>
          <table:table-cell office:value-type="float" office:value="3224523" calcext:value-type="float">
            <text:p>322452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ะรัง ทำประโยชน์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510936" calcext:value-type="float">
            <text:p>551093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ำจร กระหวัด</text:p>
          </table:table-cell>
          <table:table-cell office:value-type="string" calcext:value-type="string">
            <text:p>',’</text:p>
          </table:table-cell>
          <table:table-cell office:value-type="float" office:value="3230733" calcext:value-type="float">
            <text:p>323073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สียน ไม่มั่นค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442" calcext:value-type="float">
            <text:p>310044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วิมล มารวิชัย</text:p>
          </table:table-cell>
          <table:table-cell office:value-type="string" calcext:value-type="string">
            <text:p>',’</text:p>
          </table:table-cell>
          <table:table-cell office:value-type="float" office:value="3231266" calcext:value-type="float">
            <text:p>323126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ชาก ความเป็นผู้หญิ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3231766" calcext:value-type="float">
            <text:p>323176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ดิก ร่างกฎหมา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505595" calcext:value-type="float">
            <text:p>350559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ันดี อาศิรพจน์</text:p>
          </table:table-cell>
          <table:table-cell office:value-type="string" calcext:value-type="string">
            <text:p>',’</text:p>
          </table:table-cell>
          <table:table-cell office:value-type="float" office:value="3231979" calcext:value-type="float">
            <text:p>323197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วยเชิง กระดานห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32500" calcext:value-type="float">
            <text:p>3232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าวกุฎี กฎมนเทียรบาล</text:p>
          </table:table-cell>
          <table:table-cell office:value-type="string" calcext:value-type="string">
            <text:p>',’</text:p>
          </table:table-cell>
          <table:table-cell office:value-type="float" office:value="3232500" calcext:value-type="float">
            <text:p>3232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าวกุฎี กฎมนเทียรบาล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,</text:p>
          </table:table-cell>
          <table:table-cell office:value-type="float" office:value="52624" calcext:value-type="float">
            <text:p>52624</text:p>
          </table:table-cell>
          <table:table-cell office:value-type="string" calcext:value-type="string">
            <text:p>,</text:p>
          </table:table-cell>
          <table:table-cell office:value-type="float" office:value="52624" calcext:value-type="float">
            <text:p>52624</text:p>
          </table:table-cell>
          <table:table-cell office:value-type="string" calcext:value-type="string">
            <text:p>,</text:p>
          </table:table-cell>
          <table:table-cell office:value-type="float" office:value="52624" calcext:value-type="float">
            <text:p>5262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3320" calcext:value-type="float">
            <text:p>133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3,000-14,999 บาท</text:p>
          </table:table-cell>
          <table:table-cell office:value-type="string" calcext:value-type="string">
            <text:p>',</text:p>
          </table:table-cell>
          <table:table-cell office:value-type="float" office:value="22786" calcext:value-type="float">
            <text:p>22786</text:p>
          </table:table-cell>
          <table:table-cell office:value-type="string" calcext:value-type="string">
            <text:p>,</text:p>
          </table:table-cell>
          <table:table-cell office:value-type="float" office:value="40090" calcext:value-type="float">
            <text:p>40090</text:p>
          </table:table-cell>
          <table:table-cell office:value-type="string" calcext:value-type="string">
            <text:p>,</text:p>
          </table:table-cell>
          <table:table-cell office:value-type="float" office:value="71910" calcext:value-type="float">
            <text:p>71910</text:p>
          </table:table-cell>
          <table:table-cell office:value-type="string" calcext:value-type="string">
            <text:p>,</text:p>
          </table:table-cell>
          <table:table-cell office:value-type="percentage" office:value="0.5575" calcext:value-type="percentage">
            <text:p>55.75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,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3232789" calcext:value-type="float">
            <text:p>3232789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ยจำลอง กระจ๊อ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505595" calcext:value-type="float">
            <text:p>350559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ันดี อาศิรพจน์</text:p>
          </table:table-cell>
          <table:table-cell office:value-type="string" calcext:value-type="string">
            <text:p>',’</text:p>
          </table:table-cell>
          <table:table-cell office:value-type="float" office:value="3234014" calcext:value-type="float">
            <text:p>323401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ะสัง ความขี้เกีย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,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,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,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,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000966" calcext:value-type="float">
            <text:p>500096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ัดมหาธาตุฯ คนโดยสาร</text:p>
          </table:table-cell>
          <table:table-cell office:value-type="string" calcext:value-type="string">
            <text:p>',’</text:p>
          </table:table-cell>
          <table:table-cell office:value-type="float" office:value="3234386" calcext:value-type="float">
            <text:p>323438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ารมณ์ สกปร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,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32500" calcext:value-type="float">
            <text:p>3232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าวกุฎี กฎมนเทียรบาล</text:p>
          </table:table-cell>
          <table:table-cell office:value-type="string" calcext:value-type="string">
            <text:p>',’</text:p>
          </table:table-cell>
          <table:table-cell office:value-type="float" office:value="3234570" calcext:value-type="float">
            <text:p>323457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ความคิดถึง ไม่ไว้ใ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34577" calcext:value-type="float">
            <text:p>32345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ินัย กระบอกเสีย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506531" calcext:value-type="float">
            <text:p>350653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ิไลวรรณ แบดมินตัน</text:p>
          </table:table-cell>
          <table:table-cell office:value-type="string" calcext:value-type="string">
            <text:p>',’</text:p>
          </table:table-cell>
          <table:table-cell office:value-type="float" office:value="3234682" calcext:value-type="float">
            <text:p>323468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ต้องกัน กฐินทา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000223" calcext:value-type="float">
            <text:p>300022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าบเรียน ยานเกราะ</text:p>
          </table:table-cell>
          <table:table-cell office:value-type="string" calcext:value-type="string">
            <text:p>',’</text:p>
          </table:table-cell>
          <table:table-cell office:value-type="float" office:value="3234831" calcext:value-type="float">
            <text:p>323483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บางครั้ง กลอกลูกตา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float" office:value="12780" calcext:value-type="float">
            <text:p>12780</text:p>
          </table:table-cell>
          <table:table-cell office:value-type="string" calcext:value-type="string">
            <text:p>,</text:p>
          </table:table-cell>
          <table:table-cell office:value-type="float" office:value="14990" calcext:value-type="float">
            <text:p>14990</text:p>
          </table:table-cell>
          <table:table-cell office:value-type="string" calcext:value-type="string">
            <text:p>,</text:p>
          </table:table-cell>
          <table:table-cell office:value-type="percentage" office:value="0.8525" calcext:value-type="percentage">
            <text:p>85.25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สายตร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403595" calcext:value-type="float">
            <text:p>340359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3403595" calcext:value-type="float">
            <text:p>340359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5842" calcext:value-type="float">
            <text:p>584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506490" calcext:value-type="float">
            <text:p>350649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เพาะ วสันตดิลก</text:p>
          </table:table-cell>
          <table:table-cell office:value-type="string" calcext:value-type="string">
            <text:p>',’</text:p>
          </table:table-cell>
          <table:table-cell office:value-type="float" office:value="3506490" calcext:value-type="float">
            <text:p>350649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เพาะ วสันตดิล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,</text:p>
          </table:table-cell>
          <table:table-cell office:value-type="float" office:value="127244.49" calcext:value-type="float">
            <text:p>127244.49</text:p>
          </table:table-cell>
          <table:table-cell office:value-type="string" calcext:value-type="string">
            <text:p>,</text:p>
          </table:table-cell>
          <table:table-cell office:value-type="float" office:value="127244.49" calcext:value-type="float">
            <text:p>127244.49</text:p>
          </table:table-cell>
          <table:table-cell office:value-type="string" calcext:value-type="string">
            <text:p>,</text:p>
          </table:table-cell>
          <table:table-cell office:value-type="float" office:value="127244.49" calcext:value-type="float">
            <text:p>127244.4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4136" calcext:value-type="float">
            <text:p>141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3,000-14,999 บาท</text:p>
          </table:table-cell>
          <table:table-cell office:value-type="string" calcext:value-type="string">
            <text:p>',</text:p>
          </table:table-cell>
          <table:table-cell office:value-type="float" office:value="8304" calcext:value-type="float">
            <text:p>8304</text:p>
          </table:table-cell>
          <table:table-cell office:value-type="string" calcext:value-type="string">
            <text:p>,</text:p>
          </table:table-cell>
          <table:table-cell office:value-type="float" office:value="38180" calcext:value-type="float">
            <text:p>38180</text:p>
          </table:table-cell>
          <table:table-cell office:value-type="string" calcext:value-type="string">
            <text:p>,</text:p>
          </table:table-cell>
          <table:table-cell office:value-type="float" office:value="53670" calcext:value-type="float">
            <text:p>53670</text:p>
          </table:table-cell>
          <table:table-cell office:value-type="string" calcext:value-type="string">
            <text:p>,</text:p>
          </table:table-cell>
          <table:table-cell office:value-type="percentage" office:value="0.7113" calcext:value-type="percentage">
            <text:p>71.13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530" calcext:value-type="float">
            <text:p>6530</text:p>
          </table:table-cell>
          <table:table-cell office:value-type="string" calcext:value-type="string">
            <text:p>,</text:p>
          </table:table-cell>
          <table:table-cell office:value-type="float" office:value="7825" calcext:value-type="float">
            <text:p>78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1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35727" calcext:value-type="float">
            <text:p>323572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หอม กรรโช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506531" calcext:value-type="float">
            <text:p>350653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ิไลวรรณ แบดมินตัน</text:p>
          </table:table-cell>
          <table:table-cell office:value-type="string" calcext:value-type="string">
            <text:p>',’</text:p>
          </table:table-cell>
          <table:table-cell office:value-type="float" office:value="3506531" calcext:value-type="float">
            <text:p>350653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ิไลวรรณ แบดมินตั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,</text:p>
          </table:table-cell>
          <table:table-cell office:value-type="float" office:value="49397" calcext:value-type="float">
            <text:p>49397</text:p>
          </table:table-cell>
          <table:table-cell office:value-type="string" calcext:value-type="string">
            <text:p>,</text:p>
          </table:table-cell>
          <table:table-cell office:value-type="float" office:value="49397" calcext:value-type="float">
            <text:p>49397</text:p>
          </table:table-cell>
          <table:table-cell office:value-type="string" calcext:value-type="string">
            <text:p>,</text:p>
          </table:table-cell>
          <table:table-cell office:value-type="float" office:value="49397" calcext:value-type="float">
            <text:p>4939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3141" calcext:value-type="float">
            <text:p>1314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3,000-14,999 บาท</text:p>
          </table:table-cell>
          <table:table-cell office:value-type="string" calcext:value-type="string">
            <text:p>',</text:p>
          </table:table-cell>
          <table:table-cell office:value-type="float" office:value="14890" calcext:value-type="float">
            <text:p>14890</text:p>
          </table:table-cell>
          <table:table-cell office:value-type="string" calcext:value-type="string">
            <text:p>,</text:p>
          </table:table-cell>
          <table:table-cell office:value-type="float" office:value="48570" calcext:value-type="float">
            <text:p>48570</text:p>
          </table:table-cell>
          <table:table-cell office:value-type="string" calcext:value-type="string">
            <text:p>,</text:p>
          </table:table-cell>
          <table:table-cell office:value-type="float" office:value="63260" calcext:value-type="float">
            <text:p>63260</text:p>
          </table:table-cell>
          <table:table-cell office:value-type="string" calcext:value-type="string">
            <text:p>,</text:p>
          </table:table-cell>
          <table:table-cell office:value-type="percentage" office:value="0.7677" calcext:value-type="percentage">
            <text:p>76.77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8040" calcext:value-type="float">
            <text:p>8040</text:p>
          </table:table-cell>
          <table:table-cell office:value-type="string" calcext:value-type="string">
            <text:p>,</text:p>
          </table:table-cell>
          <table:table-cell office:value-type="float" office:value="9228" calcext:value-type="float">
            <text:p>922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3801353" calcext:value-type="float">
            <text:p>380135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จิบ กระเหม่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4248" calcext:value-type="float">
            <text:p>4248</text:p>
          </table:table-cell>
          <table:table-cell office:value-type="string" calcext:value-type="string">
            <text:p>,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,</text:p>
          </table:table-cell>
          <table:table-cell office:value-type="float" office:value="6460" calcext:value-type="float">
            <text:p>6460</text:p>
          </table:table-cell>
          <table:table-cell office:value-type="string" calcext:value-type="string">
            <text:p>,</text:p>
          </table:table-cell>
          <table:table-cell office:value-type="percentage" office:value="0.7089" calcext:value-type="percentage">
            <text:p>70.89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0900" calcext:value-type="float">
            <text:p>42009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ว้างขวาง ศาสนาประจำชาติ</text:p>
          </table:table-cell>
          <table:table-cell office:value-type="string" calcext:value-type="string">
            <text:p>',’</text:p>
          </table:table-cell>
          <table:table-cell office:value-type="float" office:value="3810543" calcext:value-type="float">
            <text:p>381054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ะเทาะ กระเชีย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,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,</text:p>
          </table:table-cell>
          <table:table-cell office:value-type="percentage" office:value="0.5384" calcext:value-type="percentage">
            <text:p>53.84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500793" calcext:value-type="float">
            <text:p>550079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นิษฐา รองเท้าแตะ</text:p>
          </table:table-cell>
          <table:table-cell office:value-type="string" calcext:value-type="string">
            <text:p>',’</text:p>
          </table:table-cell>
          <table:table-cell office:value-type="float" office:value="4006644" calcext:value-type="float">
            <text:p>400664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เบียด น้ำมันดิบ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2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000294" calcext:value-type="float">
            <text:p>300029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000294" calcext:value-type="float">
            <text:p>300029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442" calcext:value-type="float">
            <text:p>310044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วิมล มารวิชัย</text:p>
          </table:table-cell>
          <table:table-cell office:value-type="string" calcext:value-type="string">
            <text:p>',’</text:p>
          </table:table-cell>
          <table:table-cell office:value-type="float" office:value="4301845" calcext:value-type="float">
            <text:p>430184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ุไร กระเป๋าเสื้อ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,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,</text:p>
          </table:table-cell>
          <table:table-cell office:value-type="float" office:value="7970" calcext:value-type="float">
            <text:p>7970</text:p>
          </table:table-cell>
          <table:table-cell office:value-type="string" calcext:value-type="string">
            <text:p>,</text:p>
          </table:table-cell>
          <table:table-cell office:value-type="percentage" office:value="0.7452" calcext:value-type="percentage">
            <text:p>74.52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506490" calcext:value-type="float">
            <text:p>350649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เพาะ วสันตดิลก</text:p>
          </table:table-cell>
          <table:table-cell office:value-type="string" calcext:value-type="string">
            <text:p>',’</text:p>
          </table:table-cell>
          <table:table-cell office:value-type="float" office:value="4401360" calcext:value-type="float">
            <text:p>440136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ลิ่นอับ ละลาบละล้ว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,</text:p>
          </table:table-cell>
          <table:table-cell office:value-type="float" office:value="8460" calcext:value-type="float">
            <text:p>8460</text:p>
          </table:table-cell>
          <table:table-cell office:value-type="string" calcext:value-type="string">
            <text:p>,</text:p>
          </table:table-cell>
          <table:table-cell office:value-type="percentage" office:value="0.338" calcext:value-type="percentage">
            <text:p>33.8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442" calcext:value-type="float">
            <text:p>310044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วิมล มารวิชัย</text:p>
          </table:table-cell>
          <table:table-cell office:value-type="string" calcext:value-type="string">
            <text:p>',’</text:p>
          </table:table-cell>
          <table:table-cell office:value-type="float" office:value="4402294" calcext:value-type="float">
            <text:p>440229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บาร์โคด กลั้นใ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,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,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,</text:p>
          </table:table-cell>
          <table:table-cell office:value-type="percentage" office:value="0.8378" calcext:value-type="percentage">
            <text:p>83.78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510936" calcext:value-type="float">
            <text:p>551093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ำจร กระหวัด</text:p>
          </table:table-cell>
          <table:table-cell office:value-type="string" calcext:value-type="string">
            <text:p>',’</text:p>
          </table:table-cell>
          <table:table-cell office:value-type="float" office:value="4501019" calcext:value-type="float">
            <text:p>450101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โดดไกล ตั้งกุ้ยจับ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587" calcext:value-type="float">
            <text:p>310058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าสนา กะตะ</text:p>
          </table:table-cell>
          <table:table-cell office:value-type="string" calcext:value-type="string">
            <text:p>',’</text:p>
          </table:table-cell>
          <table:table-cell office:value-type="float" office:value="4501997" calcext:value-type="float">
            <text:p>450199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สิณ เชิงทฤษฎี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,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,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,</text:p>
          </table:table-cell>
          <table:table-cell office:value-type="percentage" office:value="0.917" calcext:value-type="percentage">
            <text:p>91.7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0900" calcext:value-type="float">
            <text:p>42009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ว้างขวาง ศาสนาประจำชาติ</text:p>
          </table:table-cell>
          <table:table-cell office:value-type="string" calcext:value-type="string">
            <text:p>',’</text:p>
          </table:table-cell>
          <table:table-cell office:value-type="float" office:value="4503016" calcext:value-type="float">
            <text:p>450301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ัสดร กลายร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,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,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,</text:p>
          </table:table-cell>
          <table:table-cell office:value-type="percentage" office:value="0.8652" calcext:value-type="percentage">
            <text:p>86.52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601112" calcext:value-type="float">
            <text:p>4601112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งตอนจบ ไข่ต้ม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510936" calcext:value-type="float">
            <text:p>551093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ำจร กระหวัด</text:p>
          </table:table-cell>
          <table:table-cell office:value-type="string" calcext:value-type="string">
            <text:p>',’</text:p>
          </table:table-cell>
          <table:table-cell office:value-type="float" office:value="4601214" calcext:value-type="float">
            <text:p>460121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เจิง กองทัพอากาศ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,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506531" calcext:value-type="float">
            <text:p>350653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ิไลวรรณ แบดมินตัน</text:p>
          </table:table-cell>
          <table:table-cell office:value-type="string" calcext:value-type="string">
            <text:p>',’</text:p>
          </table:table-cell>
          <table:table-cell office:value-type="float" office:value="4601265" calcext:value-type="float">
            <text:p>460126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ลมารยา กระต่ายจี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4603840" calcext:value-type="float">
            <text:p>460384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ปอดชื้น กลมกลึ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000966" calcext:value-type="float">
            <text:p>500096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ัดมหาธาตุฯ คนโดยสาร</text:p>
          </table:table-cell>
          <table:table-cell office:value-type="string" calcext:value-type="string">
            <text:p>',’</text:p>
          </table:table-cell>
          <table:table-cell office:value-type="float" office:value="5000966" calcext:value-type="float">
            <text:p>500096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ัดมหาธาตุฯ คนโดยสาร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,</text:p>
          </table:table-cell>
          <table:table-cell office:value-type="float" office:value="35525" calcext:value-type="float">
            <text:p>35525</text:p>
          </table:table-cell>
          <table:table-cell office:value-type="string" calcext:value-type="string">
            <text:p>,</text:p>
          </table:table-cell>
          <table:table-cell office:value-type="float" office:value="35525" calcext:value-type="float">
            <text:p>35525</text:p>
          </table:table-cell>
          <table:table-cell office:value-type="string" calcext:value-type="string">
            <text:p>,</text:p>
          </table:table-cell>
          <table:table-cell office:value-type="float" office:value="35525" calcext:value-type="float">
            <text:p>3552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7,500-12,999 บาท</text:p>
          </table:table-cell>
          <table:table-cell office:value-type="string" calcext:value-type="string">
            <text:p>',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,</text:p>
          </table:table-cell>
          <table:table-cell office:value-type="float" office:value="15840" calcext:value-type="float">
            <text:p>15840</text:p>
          </table:table-cell>
          <table:table-cell office:value-type="string" calcext:value-type="string">
            <text:p>,</text:p>
          </table:table-cell>
          <table:table-cell office:value-type="float" office:value="35330" calcext:value-type="float">
            <text:p>35330</text:p>
          </table:table-cell>
          <table:table-cell office:value-type="string" calcext:value-type="string">
            <text:p>,</text:p>
          </table:table-cell>
          <table:table-cell office:value-type="percentage" office:value="0.4483" calcext:value-type="percentage">
            <text:p>44.83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,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5200030" calcext:value-type="float">
            <text:p>52000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ัญชา กระสอบ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32500" calcext:value-type="float">
            <text:p>3232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าวกุฎี กฎมนเทียรบาล</text:p>
          </table:table-cell>
          <table:table-cell office:value-type="string" calcext:value-type="string">
            <text:p>',’</text:p>
          </table:table-cell>
          <table:table-cell office:value-type="float" office:value="5200384" calcext:value-type="float">
            <text:p>520038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ลางเวหา อักษรต่ำ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510936" calcext:value-type="float">
            <text:p>551093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ำจร กระหวัด</text:p>
          </table:table-cell>
          <table:table-cell office:value-type="string" calcext:value-type="string">
            <text:p>',’</text:p>
          </table:table-cell>
          <table:table-cell office:value-type="float" office:value="5300130" calcext:value-type="float">
            <text:p>53001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อ.เขตป่า ผ้าก๊อซ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5300399" calcext:value-type="float">
            <text:p>530039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ศศิธร กรมที่ด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587" calcext:value-type="float">
            <text:p>310058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าสนา กะตะ</text:p>
          </table:table-cell>
          <table:table-cell office:value-type="string" calcext:value-type="string">
            <text:p>',’</text:p>
          </table:table-cell>
          <table:table-cell office:value-type="float" office:value="5503807" calcext:value-type="float">
            <text:p>550380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ิจิตร กะตุด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7175" calcext:value-type="float">
            <text:p>37175</text:p>
          </table:table-cell>
          <table:table-cell office:value-type="string" calcext:value-type="string">
            <text:p>,</text:p>
          </table:table-cell>
          <table:table-cell office:value-type="float" office:value="37175" calcext:value-type="float">
            <text:p>37175</text:p>
          </table:table-cell>
          <table:table-cell office:value-type="string" calcext:value-type="string">
            <text:p>,</text:p>
          </table:table-cell>
          <table:table-cell office:value-type="float" office:value="37175" calcext:value-type="float">
            <text:p>37175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1041" calcext:value-type="float">
            <text:p>1104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7,500-12,999 บาท</text:p>
          </table:table-cell>
          <table:table-cell office:value-type="string" calcext:value-type="string">
            <text:p>',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,</text:p>
          </table:table-cell>
          <table:table-cell office:value-type="float" office:value="10190" calcext:value-type="float">
            <text:p>10190</text:p>
          </table:table-cell>
          <table:table-cell office:value-type="string" calcext:value-type="string">
            <text:p>,</text:p>
          </table:table-cell>
          <table:table-cell office:value-type="float" office:value="10190" calcext:value-type="float">
            <text:p>1019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float" office:value="7024" calcext:value-type="float">
            <text:p>702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5503810" calcext:value-type="float">
            <text:p>5503810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ยลาวัณย์ กล่าวคือ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5510227" calcext:value-type="float">
            <text:p>551022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รมเก่า มาตราส่ว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442" calcext:value-type="float">
            <text:p>310044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วิมล มารวิชัย</text:p>
          </table:table-cell>
          <table:table-cell office:value-type="string" calcext:value-type="string">
            <text:p>',’</text:p>
          </table:table-cell>
          <table:table-cell office:value-type="float" office:value="5600537" calcext:value-type="float">
            <text:p>560053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แววตา กฤษฎีกา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,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,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878" calcext:value-type="float">
            <text:p>1087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7,500-12,999 บาท</text:p>
          </table:table-cell>
          <table:table-cell office:value-type="string" calcext:value-type="string">
            <text:p>',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,</text:p>
          </table:table-cell>
          <table:table-cell office:value-type="float" office:value="7930" calcext:value-type="float">
            <text:p>7930</text:p>
          </table:table-cell>
          <table:table-cell office:value-type="string" calcext:value-type="string">
            <text:p>,</text:p>
          </table:table-cell>
          <table:table-cell office:value-type="float" office:value="8880" calcext:value-type="float">
            <text:p>8880</text:p>
          </table:table-cell>
          <table:table-cell office:value-type="string" calcext:value-type="string">
            <text:p>,</text:p>
          </table:table-cell>
          <table:table-cell office:value-type="percentage" office:value="0.893" calcext:value-type="percentage">
            <text:p>89.3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328" calcext:value-type="float">
            <text:p>732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5610951" calcext:value-type="float">
            <text:p>561095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เจิง โรคาพยาธิ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5700359" calcext:value-type="float">
            <text:p>570035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แอม เกเตอเรด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000223" calcext:value-type="float">
            <text:p>300022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าบเรียน ยานเกราะ</text:p>
          </table:table-cell>
          <table:table-cell office:value-type="string" calcext:value-type="string">
            <text:p>',’</text:p>
          </table:table-cell>
          <table:table-cell office:value-type="float" office:value="5710209" calcext:value-type="float">
            <text:p>571020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เข้ากะ ประตูออ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5800081" calcext:value-type="float">
            <text:p>580008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บอแร็กซ์ พนักงานขายข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18494" calcext:value-type="float">
            <text:p>1849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7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04-ภาคเหนือ 4</text:p>
          </table:table-cell>
          <table:table-cell office:value-type="string" calcext:value-type="string">
            <text:p>',’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ิษณุโลก</text:p>
          </table:table-cell>
          <table:table-cell office:value-type="string" calcext:value-type="string">
            <text:p>',’</text:p>
          </table:table-cell>
          <table:table-cell office:value-type="float" office:value="3400560" calcext:value-type="float">
            <text:p>340056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เกล็ด วางหูโทรศัพท์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9630063" calcext:value-type="float">
            <text:p>963006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จีนแส ลดลาวาศอ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5800135" calcext:value-type="float">
            <text:p>58001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่ำ กระแบะมือ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000223" calcext:value-type="float">
            <text:p>300022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าบเรียน ยานเกราะ</text:p>
          </table:table-cell>
          <table:table-cell office:value-type="string" calcext:value-type="string">
            <text:p>',’</text:p>
          </table:table-cell>
          <table:table-cell office:value-type="float" office:value="5800658" calcext:value-type="float">
            <text:p>580065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ตุ้น ความน่าจะเป็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,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,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,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float" office:value="17780" calcext:value-type="float">
            <text:p>17780</text:p>
          </table:table-cell>
          <table:table-cell office:value-type="string" calcext:value-type="string">
            <text:p>,</text:p>
          </table:table-cell>
          <table:table-cell office:value-type="float" office:value="17780" calcext:value-type="float">
            <text:p>1778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32500" calcext:value-type="float">
            <text:p>3232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าวกุฎี กฎมนเทียรบาล</text:p>
          </table:table-cell>
          <table:table-cell office:value-type="string" calcext:value-type="string">
            <text:p>',’</text:p>
          </table:table-cell>
          <table:table-cell office:value-type="float" office:value="5800701" calcext:value-type="float">
            <text:p>58007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ล่าวลอยๆ กรมควบคุมมลพิษ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,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,</text:p>
          </table:table-cell>
          <table:table-cell office:value-type="percentage" office:value="0.535" calcext:value-type="percentage">
            <text:p>53.5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5800754" calcext:value-type="float">
            <text:p>580075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ฟิโตเลย์ กระเท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float" office:value="12220" calcext:value-type="float">
            <text:p>12220</text:p>
          </table:table-cell>
          <table:table-cell office:value-type="string" calcext:value-type="string">
            <text:p>,</text:p>
          </table:table-cell>
          <table:table-cell office:value-type="float" office:value="12220" calcext:value-type="float">
            <text:p>1222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5800808" calcext:value-type="float">
            <text:p>580080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าคารแห่งประเทศไทย ข้าวเก่า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32500" calcext:value-type="float">
            <text:p>3232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าวกุฎี กฎมนเทียรบาล</text:p>
          </table:table-cell>
          <table:table-cell office:value-type="string" calcext:value-type="string">
            <text:p>',’</text:p>
          </table:table-cell>
          <table:table-cell office:value-type="float" office:value="5800950" calcext:value-type="float">
            <text:p>580095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ัจฉรา อังกะลุ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32500" calcext:value-type="float">
            <text:p>3232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าวกุฎี กฎมนเทียรบาล</text:p>
          </table:table-cell>
          <table:table-cell office:value-type="string" calcext:value-type="string">
            <text:p>',’</text:p>
          </table:table-cell>
          <table:table-cell office:value-type="float" office:value="5900125" calcext:value-type="float">
            <text:p>590012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ข่าวใหญ่ นี่แหละ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4513" calcext:value-type="float">
            <text:p>330451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(ภาคประทีป ปวเรส</text:p>
          </table:table-cell>
          <table:table-cell office:value-type="string" calcext:value-type="string">
            <text:p>',’</text:p>
          </table:table-cell>
          <table:table-cell office:value-type="float" office:value="5900428" calcext:value-type="float">
            <text:p>590042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ัมฤทธิ์ กริ่ม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5900433" calcext:value-type="float">
            <text:p>5900433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ยการลัก กลยุทธ์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ธน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403595" calcext:value-type="float">
            <text:p>340359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8100200" calcext:value-type="float">
            <text:p>8100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8100200" calcext:value-type="float">
            <text:p>8100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701686" calcext:value-type="float">
            <text:p>370168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าตรี กระโหย่ง</text:p>
          </table:table-cell>
          <table:table-cell office:value-type="string" calcext:value-type="string">
            <text:p>',’</text:p>
          </table:table-cell>
          <table:table-cell office:value-type="float" office:value="3100517" calcext:value-type="float">
            <text:p>310051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ต้มโคล้ง การกรอ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605893" calcext:value-type="float">
            <text:p>360589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ชาดา ทําเนียบ</text:p>
          </table:table-cell>
          <table:table-cell office:value-type="string" calcext:value-type="string">
            <text:p>',’</text:p>
          </table:table-cell>
          <table:table-cell office:value-type="float" office:value="3235248" calcext:value-type="float">
            <text:p>323524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ลางทาง กรมตำรว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,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605893" calcext:value-type="float">
            <text:p>360589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ชาดา ทําเนียบ</text:p>
          </table:table-cell>
          <table:table-cell office:value-type="string" calcext:value-type="string">
            <text:p>',’</text:p>
          </table:table-cell>
          <table:table-cell office:value-type="float" office:value="3235254" calcext:value-type="float">
            <text:p>323525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แตง กลับหัว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605893" calcext:value-type="float">
            <text:p>360589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ชาดา ทําเนียบ</text:p>
          </table:table-cell>
          <table:table-cell office:value-type="string" calcext:value-type="string">
            <text:p>',’</text:p>
          </table:table-cell>
          <table:table-cell office:value-type="float" office:value="3235322" calcext:value-type="float">
            <text:p>323532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ละอายใจ ไว้อาลั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,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,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,</text:p>
          </table:table-cell>
          <table:table-cell office:value-type="percentage" office:value="0.9148" calcext:value-type="percentage">
            <text:p>91.48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605893" calcext:value-type="float">
            <text:p>360589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ชาดา ทําเนียบ</text:p>
          </table:table-cell>
          <table:table-cell office:value-type="string" calcext:value-type="string">
            <text:p>',’</text:p>
          </table:table-cell>
          <table:table-cell office:value-type="float" office:value="3236166" calcext:value-type="float">
            <text:p>323616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เซิง ขึ้นบัญชี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403326" calcext:value-type="float">
            <text:p>34033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3403326" calcext:value-type="float">
            <text:p>34033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701686" calcext:value-type="float">
            <text:p>370168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าตรี กระโหย่ง</text:p>
          </table:table-cell>
          <table:table-cell office:value-type="string" calcext:value-type="string">
            <text:p>',’</text:p>
          </table:table-cell>
          <table:table-cell office:value-type="float" office:value="3407453" calcext:value-type="float">
            <text:p>340745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ตัดคะแนน การกรอ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605893" calcext:value-type="float">
            <text:p>360589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ชาดา ทําเนียบ</text:p>
          </table:table-cell>
          <table:table-cell office:value-type="string" calcext:value-type="string">
            <text:p>',’</text:p>
          </table:table-cell>
          <table:table-cell office:value-type="float" office:value="3605893" calcext:value-type="float">
            <text:p>360589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ชาดา ทําเนียบ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1590" calcext:value-type="float">
            <text:p>11590</text:p>
          </table:table-cell>
          <table:table-cell office:value-type="string" calcext:value-type="string">
            <text:p>,</text:p>
          </table:table-cell>
          <table:table-cell office:value-type="float" office:value="29360.5" calcext:value-type="float">
            <text:p>29360.5</text:p>
          </table:table-cell>
          <table:table-cell office:value-type="string" calcext:value-type="string">
            <text:p>,</text:p>
          </table:table-cell>
          <table:table-cell office:value-type="float" office:value="29360.5" calcext:value-type="float">
            <text:p>29360.5</text:p>
          </table:table-cell>
          <table:table-cell office:value-type="string" calcext:value-type="string">
            <text:p>,</text:p>
          </table:table-cell>
          <table:table-cell office:value-type="float" office:value="29360.5" calcext:value-type="float">
            <text:p>2936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5078" calcext:value-type="float">
            <text:p>507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5,000-7,499 บาท</text:p>
          </table:table-cell>
          <table:table-cell office:value-type="string" calcext:value-type="string">
            <text:p>',</text:p>
          </table:table-cell>
          <table:table-cell office:value-type="float" office:value="14443" calcext:value-type="float">
            <text:p>14443</text:p>
          </table:table-cell>
          <table:table-cell office:value-type="string" calcext:value-type="string">
            <text:p>,</text:p>
          </table:table-cell>
          <table:table-cell office:value-type="float" office:value="47280" calcext:value-type="float">
            <text:p>47280</text:p>
          </table:table-cell>
          <table:table-cell office:value-type="string" calcext:value-type="string">
            <text:p>,</text:p>
          </table:table-cell>
          <table:table-cell office:value-type="float" office:value="101810" calcext:value-type="float">
            <text:p>101810</text:p>
          </table:table-cell>
          <table:table-cell office:value-type="string" calcext:value-type="string">
            <text:p>,</text:p>
          </table:table-cell>
          <table:table-cell office:value-type="percentage" office:value="0.4643" calcext:value-type="percentage">
            <text:p>46.43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,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701686" calcext:value-type="float">
            <text:p>370168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าตรี กระโหย่ง</text:p>
          </table:table-cell>
          <table:table-cell office:value-type="string" calcext:value-type="string">
            <text:p>',’</text:p>
          </table:table-cell>
          <table:table-cell office:value-type="float" office:value="3701686" calcext:value-type="float">
            <text:p>370168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าตรี กระโหย่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,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,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9698" calcext:value-type="float">
            <text:p>9698</text:p>
          </table:table-cell>
          <table:table-cell office:value-type="string" calcext:value-type="string">
            <text:p>,</text:p>
          </table:table-cell>
          <table:table-cell office:value-type="float" office:value="60020" calcext:value-type="float">
            <text:p>60020</text:p>
          </table:table-cell>
          <table:table-cell office:value-type="string" calcext:value-type="string">
            <text:p>,</text:p>
          </table:table-cell>
          <table:table-cell office:value-type="float" office:value="84830" calcext:value-type="float">
            <text:p>84830</text:p>
          </table:table-cell>
          <table:table-cell office:value-type="string" calcext:value-type="string">
            <text:p>,</text:p>
          </table:table-cell>
          <table:table-cell office:value-type="percentage" office:value="0.7075" calcext:value-type="percentage">
            <text:p>70.75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701686" calcext:value-type="float">
            <text:p>370168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าตรี กระโหย่ง</text:p>
          </table:table-cell>
          <table:table-cell office:value-type="string" calcext:value-type="string">
            <text:p>',’</text:p>
          </table:table-cell>
          <table:table-cell office:value-type="float" office:value="4401328" calcext:value-type="float">
            <text:p>440132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ประสิทธิ์ กระโหย่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701686" calcext:value-type="float">
            <text:p>370168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าตรี กระโหย่ง</text:p>
          </table:table-cell>
          <table:table-cell office:value-type="string" calcext:value-type="string">
            <text:p>',’</text:p>
          </table:table-cell>
          <table:table-cell office:value-type="float" office:value="4402242" calcext:value-type="float">
            <text:p>440224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ประคอง กระโหย่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26" calcext:value-type="float">
            <text:p>80033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601969" calcext:value-type="float">
            <text:p>460196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ทำชั่ว ประจำตำแหน่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6-ภาคกลาง 5</text:p>
          </table:table-cell>
          <table:table-cell office:value-type="string" calcext:value-type="string">
            <text:p>',’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ราชบุรี</text:p>
          </table:table-cell>
          <table:table-cell office:value-type="string" calcext:value-type="string">
            <text:p>',’</text:p>
          </table:table-cell>
          <table:table-cell office:value-type="float" office:value="3100151" calcext:value-type="float">
            <text:p>310015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ฟ้องร้อง สตางค์ทอ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706416" calcext:value-type="float">
            <text:p>370641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ารกลับคืน กระตือรือร้น</text:p>
          </table:table-cell>
          <table:table-cell office:value-type="string" calcext:value-type="string">
            <text:p>',’</text:p>
          </table:table-cell>
          <table:table-cell office:value-type="float" office:value="5800927" calcext:value-type="float">
            <text:p>580092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ะสัง ความนิยม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605893" calcext:value-type="float">
            <text:p>360589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ชาดา ทําเนียบ</text:p>
          </table:table-cell>
          <table:table-cell office:value-type="string" calcext:value-type="string">
            <text:p>',’</text:p>
          </table:table-cell>
          <table:table-cell office:value-type="float" office:value="5401139" calcext:value-type="float">
            <text:p>540113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ได การดมกลิ่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26" calcext:value-type="float">
            <text:p>80033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411615" calcext:value-type="float">
            <text:p>541161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างเกงยีน กะบึงกะบอ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711550" calcext:value-type="float">
            <text:p>571155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เขรอะ กัลยาณมิตร</text:p>
          </table:table-cell>
          <table:table-cell office:value-type="string" calcext:value-type="string">
            <text:p>',’</text:p>
          </table:table-cell>
          <table:table-cell office:value-type="float" office:value="5711550" calcext:value-type="float">
            <text:p>571155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เขรอะ กัลยาณมิตร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สายตร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711550" calcext:value-type="float">
            <text:p>571155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เขรอะ กัลยาณมิตร</text:p>
          </table:table-cell>
          <table:table-cell office:value-type="string" calcext:value-type="string">
            <text:p>',’</text:p>
          </table:table-cell>
          <table:table-cell office:value-type="float" office:value="5800267" calcext:value-type="float">
            <text:p>580026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บูร กระเหนียด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26" calcext:value-type="float">
            <text:p>80033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901135" calcext:value-type="float">
            <text:p>59011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เปลี่ยวใจ กระมอมกระแมม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,</text:p>
          </table:table-cell>
          <table:table-cell office:value-type="float" office:value="43989" calcext:value-type="float">
            <text:p>43989</text:p>
          </table:table-cell>
          <table:table-cell office:value-type="string" calcext:value-type="string">
            <text:p>,</text:p>
          </table:table-cell>
          <table:table-cell office:value-type="float" office:value="43989" calcext:value-type="float">
            <text:p>43989</text:p>
          </table:table-cell>
          <table:table-cell office:value-type="string" calcext:value-type="string">
            <text:p>,</text:p>
          </table:table-cell>
          <table:table-cell office:value-type="float" office:value="43989" calcext:value-type="float">
            <text:p>4398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2739" calcext:value-type="float">
            <text:p>1273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7,500-12,999 บาท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006" calcext:value-type="float">
            <text:p>700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26" calcext:value-type="float">
            <text:p>80033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26" calcext:value-type="float">
            <text:p>80033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403326" calcext:value-type="float">
            <text:p>340332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8100300" calcext:value-type="float">
            <text:p>8100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ปทุมธาน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605893" calcext:value-type="float">
            <text:p>360589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ชาดา ทําเนียบ</text:p>
          </table:table-cell>
          <table:table-cell office:value-type="string" calcext:value-type="string">
            <text:p>',’</text:p>
          </table:table-cell>
          <table:table-cell office:value-type="float" office:value="9999999" calcext:value-type="float">
            <text:p>999999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การมีชีวิตอยู่รอด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นักงา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ข้อมูลไม่ชัดเจ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000294" calcext:value-type="float">
            <text:p>300029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000294" calcext:value-type="float">
            <text:p>300029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504" calcext:value-type="float">
            <text:p>310050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ขัดสี ขุยอินทรีย์</text:p>
          </table:table-cell>
          <table:table-cell office:value-type="string" calcext:value-type="string">
            <text:p>',’</text:p>
          </table:table-cell>
          <table:table-cell office:value-type="float" office:value="3001174" calcext:value-type="float">
            <text:p>300117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ลางคัน ปา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,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,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,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,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,</text:p>
          </table:table-cell>
          <table:table-cell office:value-type="percentage" office:value="0.3513" calcext:value-type="percentage">
            <text:p>35.13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496" calcext:value-type="float">
            <text:p>31004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ขนิษฐา กระสุนหลอก</text:p>
          </table:table-cell>
          <table:table-cell office:value-type="string" calcext:value-type="string">
            <text:p>',’</text:p>
          </table:table-cell>
          <table:table-cell office:value-type="float" office:value="3100496" calcext:value-type="float">
            <text:p>31004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ขนิษฐา กระสุนหลอ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,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,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7,500-12,999 บาท</text:p>
          </table:table-cell>
          <table:table-cell office:value-type="string" calcext:value-type="string">
            <text:p>',</text:p>
          </table:table-cell>
          <table:table-cell office:value-type="float" office:value="7016" calcext:value-type="float">
            <text:p>7016</text:p>
          </table:table-cell>
          <table:table-cell office:value-type="string" calcext:value-type="string">
            <text:p>,</text:p>
          </table:table-cell>
          <table:table-cell office:value-type="float" office:value="9920" calcext:value-type="float">
            <text:p>9920</text:p>
          </table:table-cell>
          <table:table-cell office:value-type="string" calcext:value-type="string">
            <text:p>,</text:p>
          </table:table-cell>
          <table:table-cell office:value-type="float" office:value="13410" calcext:value-type="float">
            <text:p>13410</text:p>
          </table:table-cell>
          <table:table-cell office:value-type="string" calcext:value-type="string">
            <text:p>,</text:p>
          </table:table-cell>
          <table:table-cell office:value-type="percentage" office:value="0.7397" calcext:value-type="percentage">
            <text:p>73.97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8770" calcext:value-type="float">
            <text:p>8770</text:p>
          </table:table-cell>
          <table:table-cell office:value-type="string" calcext:value-type="string">
            <text:p>,</text:p>
          </table:table-cell>
          <table:table-cell office:value-type="float" office:value="5727" calcext:value-type="float">
            <text:p>572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36608" calcext:value-type="float">
            <text:p>323660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ปลีกย่อย</text:p>
          </table:table-cell>
          <table:table-cell office:value-type="string" calcext:value-type="string">
            <text:p>',’</text:p>
          </table:table-cell>
          <table:table-cell office:value-type="float" office:value="3236608" calcext:value-type="float">
            <text:p>323660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ปลีกย่อ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,</text:p>
          </table:table-cell>
          <table:table-cell office:value-type="float" office:value="39544" calcext:value-type="float">
            <text:p>39544</text:p>
          </table:table-cell>
          <table:table-cell office:value-type="string" calcext:value-type="string">
            <text:p>,</text:p>
          </table:table-cell>
          <table:table-cell office:value-type="float" office:value="39544" calcext:value-type="float">
            <text:p>39544</text:p>
          </table:table-cell>
          <table:table-cell office:value-type="string" calcext:value-type="string">
            <text:p>,</text:p>
          </table:table-cell>
          <table:table-cell office:value-type="float" office:value="39544" calcext:value-type="float">
            <text:p>39544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1874" calcext:value-type="float">
            <text:p>1187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7,500-12,999 บาท</text:p>
          </table:table-cell>
          <table:table-cell office:value-type="string" calcext:value-type="string">
            <text:p>',</text:p>
          </table:table-cell>
          <table:table-cell office:value-type="float" office:value="7078" calcext:value-type="float">
            <text:p>7078</text:p>
          </table:table-cell>
          <table:table-cell office:value-type="string" calcext:value-type="string">
            <text:p>,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,</text:p>
          </table:table-cell>
          <table:table-cell office:value-type="float" office:value="26790" calcext:value-type="float">
            <text:p>26790</text:p>
          </table:table-cell>
          <table:table-cell office:value-type="string" calcext:value-type="string">
            <text:p>,</text:p>
          </table:table-cell>
          <table:table-cell office:value-type="percentage" office:value="0.851" calcext:value-type="percentage">
            <text:p>85.1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7660" calcext:value-type="float">
            <text:p>17660</text:p>
          </table:table-cell>
          <table:table-cell office:value-type="string" calcext:value-type="string">
            <text:p>,</text:p>
          </table:table-cell>
          <table:table-cell office:value-type="float" office:value="10270" calcext:value-type="float">
            <text:p>1027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496" calcext:value-type="float">
            <text:p>31004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ขนิษฐา กระสุนหลอก</text:p>
          </table:table-cell>
          <table:table-cell office:value-type="string" calcext:value-type="string">
            <text:p>',’</text:p>
          </table:table-cell>
          <table:table-cell office:value-type="float" office:value="3237071" calcext:value-type="float">
            <text:p>323707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แสวง เงินเดือ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5956" calcext:value-type="float">
            <text:p>35956</text:p>
          </table:table-cell>
          <table:table-cell office:value-type="string" calcext:value-type="string">
            <text:p>,</text:p>
          </table:table-cell>
          <table:table-cell office:value-type="float" office:value="35956" calcext:value-type="float">
            <text:p>35956</text:p>
          </table:table-cell>
          <table:table-cell office:value-type="string" calcext:value-type="string">
            <text:p>,</text:p>
          </table:table-cell>
          <table:table-cell office:value-type="float" office:value="35956" calcext:value-type="float">
            <text:p>3595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690" calcext:value-type="float">
            <text:p>76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7,500-12,999 บาท</text:p>
          </table:table-cell>
          <table:table-cell office:value-type="string" calcext:value-type="string">
            <text:p>',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,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,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,</text:p>
          </table:table-cell>
          <table:table-cell office:value-type="float" office:value="3848" calcext:value-type="float">
            <text:p>384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504" calcext:value-type="float">
            <text:p>310050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ขัดสี ขุยอินทรีย์</text:p>
          </table:table-cell>
          <table:table-cell office:value-type="string" calcext:value-type="string">
            <text:p>',’</text:p>
          </table:table-cell>
          <table:table-cell office:value-type="float" office:value="3237076" calcext:value-type="float">
            <text:p>323707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ำเนียง กระปุกหลุ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,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,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,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403330" calcext:value-type="float">
            <text:p>34033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3403330" calcext:value-type="float">
            <text:p>34033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3603845" calcext:value-type="float">
            <text:p>360384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ใบกองหนุน ร้านขายดอกไม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,</text:p>
          </table:table-cell>
          <table:table-cell office:value-type="percentage" office:value="0.5454" calcext:value-type="percentage">
            <text:p>54.54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4003300" calcext:value-type="float">
            <text:p>40033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เข็ม กระดูกงู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,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,</text:p>
          </table:table-cell>
          <table:table-cell office:value-type="percentage" office:value="0.7425" calcext:value-type="percentage">
            <text:p>74.25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20938" calcext:value-type="float">
            <text:p>20938</text:p>
          </table:table-cell>
          <table:table-cell office:value-type="string" calcext:value-type="string">
            <text:p>,</text:p>
          </table:table-cell>
          <table:table-cell office:value-type="float" office:value="129770" calcext:value-type="float">
            <text:p>129770</text:p>
          </table:table-cell>
          <table:table-cell office:value-type="string" calcext:value-type="string">
            <text:p>,</text:p>
          </table:table-cell>
          <table:table-cell office:value-type="float" office:value="145550" calcext:value-type="float">
            <text:p>145550</text:p>
          </table:table-cell>
          <table:table-cell office:value-type="string" calcext:value-type="string">
            <text:p>,</text:p>
          </table:table-cell>
          <table:table-cell office:value-type="percentage" office:value="0.8915" calcext:value-type="percentage">
            <text:p>89.15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9470" calcext:value-type="float">
            <text:p>9470</text:p>
          </table:table-cell>
          <table:table-cell office:value-type="string" calcext:value-type="string">
            <text:p>,</text:p>
          </table:table-cell>
          <table:table-cell office:value-type="float" office:value="34168" calcext:value-type="float">
            <text:p>3416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5002464" calcext:value-type="float">
            <text:p>500246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เหอเยียะ แบ่งภาค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504" calcext:value-type="float">
            <text:p>310050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ขัดสี ขุยอินทรีย์</text:p>
          </table:table-cell>
          <table:table-cell office:value-type="string" calcext:value-type="string">
            <text:p>',’</text:p>
          </table:table-cell>
          <table:table-cell office:value-type="float" office:value="5002701" calcext:value-type="float">
            <text:p>50027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พนา สูจิบัตร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,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,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สายตร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5710795" calcext:value-type="float">
            <text:p>571079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เยาวลักษณ์ ตัดสินคดี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 office:value-type="float" office:value="5800230" calcext:value-type="float">
            <text:p>58002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ชาวนา กล้องแกล้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,</text:p>
          </table:table-cell>
          <table:table-cell office:value-type="percentage" office:value="0.2267" calcext:value-type="percentage">
            <text:p>22.67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000294" calcext:value-type="float">
            <text:p>300029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800392" calcext:value-type="float">
            <text:p>580039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นิกร ดัดจร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 office:value-type="float" office:value="5900311" calcext:value-type="float">
            <text:p>590031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จันลอง กระวูดกระวาด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810" calcext:value-type="float">
            <text:p>6810</text:p>
          </table:table-cell>
          <table:table-cell office:value-type="string" calcext:value-type="string">
            <text:p>,</text:p>
          </table:table-cell>
          <table:table-cell office:value-type="float" office:value="6810" calcext:value-type="float">
            <text:p>681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5900599" calcext:value-type="float">
            <text:p>590059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รำพึงรำพัน เห็นด้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,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,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5901140" calcext:value-type="float">
            <text:p>590114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ังวล กลอกกลับ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6000115" calcext:value-type="float">
            <text:p>600011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เบียด ลัดเลาะ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6000116" calcext:value-type="float">
            <text:p>600011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สาย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78595" calcext:value-type="float">
            <text:p>178595</text:p>
          </table:table-cell>
          <table:table-cell office:value-type="string" calcext:value-type="string">
            <text:p>,</text:p>
          </table:table-cell>
          <table:table-cell office:value-type="float" office:value="178595" calcext:value-type="float">
            <text:p>178595</text:p>
          </table:table-cell>
          <table:table-cell office:value-type="string" calcext:value-type="string">
            <text:p>,</text:p>
          </table:table-cell>
          <table:table-cell office:value-type="float" office:value="178595" calcext:value-type="float">
            <text:p>17859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2957" calcext:value-type="float">
            <text:p>5295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,000 บาทขึ้นไป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6000124" calcext:value-type="float">
            <text:p>600012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ซอยผม ตะกละตะกลาม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6000257" calcext:value-type="float">
            <text:p>600025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หนี้สิน ปิดประตูค้า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6000296" calcext:value-type="float">
            <text:p>60002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พงษ์ลาภ กราบไหว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float" office:value="6000763" calcext:value-type="float">
            <text:p>600076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ฎกระทรวง วิปักษ์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201096" calcext:value-type="float">
            <text:p>420109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7-กรุงเทพ</text:p>
          </table:table-cell>
          <table:table-cell office:value-type="string" calcext:value-type="string">
            <text:p>',’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นทบุรี</text:p>
          </table:table-cell>
          <table:table-cell office:value-type="string" calcext:value-type="string">
            <text:p>',’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ดียด กระสั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403330" calcext:value-type="float">
            <text:p>34033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8100400" calcext:value-type="float">
            <text:p>8100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8100400" calcext:value-type="float">
            <text:p>81004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100308" calcext:value-type="float">
            <text:p>310030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อุดม กลองยาว</text:p>
          </table:table-cell>
          <table:table-cell office:value-type="string" calcext:value-type="string">
            <text:p>',’</text:p>
          </table:table-cell>
          <table:table-cell office:value-type="float" office:value="3100308" calcext:value-type="float">
            <text:p>310030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อุดม กลองยาว</text:p>
          </table:table-cell>
          <table:table-cell office:value-type="string" calcext:value-type="string">
            <text:p>',’</text:p>
          </table:table-cell>
          <table:table-cell office:value-type="float" office:value="3100308" calcext:value-type="float">
            <text:p>310030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อุดม กลองยาว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ข้อมูลไม่ชัดเจ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5579" calcext:value-type="float">
            <text:p>5579</text:p>
          </table:table-cell>
          <table:table-cell office:value-type="string" calcext:value-type="string">
            <text:p>,</text:p>
          </table:table-cell>
          <table:table-cell office:value-type="float" office:value="12420" calcext:value-type="float">
            <text:p>12420</text:p>
          </table:table-cell>
          <table:table-cell office:value-type="string" calcext:value-type="string">
            <text:p>,</text:p>
          </table:table-cell>
          <table:table-cell office:value-type="float" office:value="30510" calcext:value-type="float">
            <text:p>30510</text:p>
          </table:table-cell>
          <table:table-cell office:value-type="string" calcext:value-type="string">
            <text:p>,</text:p>
          </table:table-cell>
          <table:table-cell office:value-type="percentage" office:value="0.407" calcext:value-type="percentage">
            <text:p>40.7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100330" calcext:value-type="float">
            <text:p>31003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โปโล ความสำคัญ</text:p>
          </table:table-cell>
          <table:table-cell office:value-type="string" calcext:value-type="string">
            <text:p>',’</text:p>
          </table:table-cell>
          <table:table-cell office:value-type="float" office:value="3100330" calcext:value-type="float">
            <text:p>31003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โปโล ความสำคัญ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,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,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,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,</text:p>
          </table:table-cell>
          <table:table-cell office:value-type="float" office:value="9230" calcext:value-type="float">
            <text:p>9230</text:p>
          </table:table-cell>
          <table:table-cell office:value-type="string" calcext:value-type="string">
            <text:p>,</text:p>
          </table:table-cell>
          <table:table-cell office:value-type="float" office:value="10430" calcext:value-type="float">
            <text:p>10430</text:p>
          </table:table-cell>
          <table:table-cell office:value-type="string" calcext:value-type="string">
            <text:p>,</text:p>
          </table:table-cell>
          <table:table-cell office:value-type="percentage" office:value="0.8849" calcext:value-type="percentage">
            <text:p>88.49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100335" calcext:value-type="float">
            <text:p>3100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มยุรี มวกใหญ่</text:p>
          </table:table-cell>
          <table:table-cell office:value-type="string" calcext:value-type="string">
            <text:p>',’</text:p>
          </table:table-cell>
          <table:table-cell office:value-type="float" office:value="3100335" calcext:value-type="float">
            <text:p>3100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มยุรี มวกใหญ่</text:p>
          </table:table-cell>
          <table:table-cell office:value-type="string" calcext:value-type="string">
            <text:p>',’</text:p>
          </table:table-cell>
          <table:table-cell office:value-type="float" office:value="3100335" calcext:value-type="float">
            <text:p>3100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มยุรี มวกใหญ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อาวุโส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ข้อมูลไม่ชัดเจ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,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,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1211" calcext:value-type="float">
            <text:p>1121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7,500-12,999 บาท</text:p>
          </table:table-cell>
          <table:table-cell office:value-type="string" calcext:value-type="string">
            <text:p>',</text:p>
          </table:table-cell>
          <table:table-cell office:value-type="float" office:value="17965" calcext:value-type="float">
            <text:p>17965</text:p>
          </table:table-cell>
          <table:table-cell office:value-type="string" calcext:value-type="string">
            <text:p>,</text:p>
          </table:table-cell>
          <table:table-cell office:value-type="float" office:value="22840" calcext:value-type="float">
            <text:p>22840</text:p>
          </table:table-cell>
          <table:table-cell office:value-type="string" calcext:value-type="string">
            <text:p>,</text:p>
          </table:table-cell>
          <table:table-cell office:value-type="float" office:value="37840" calcext:value-type="float">
            <text:p>37840</text:p>
          </table:table-cell>
          <table:table-cell office:value-type="string" calcext:value-type="string">
            <text:p>,</text:p>
          </table:table-cell>
          <table:table-cell office:value-type="percentage" office:value="0.6035" calcext:value-type="percentage">
            <text:p>60.35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,</text:p>
          </table:table-cell>
          <table:table-cell office:value-type="float" office:value="5549" calcext:value-type="float">
            <text:p>554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35727" calcext:value-type="float">
            <text:p>323572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หอม กรรโช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503299" calcext:value-type="float">
            <text:p>450329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ฉ่อน กลมกลืน</text:p>
          </table:table-cell>
          <table:table-cell office:value-type="string" calcext:value-type="string">
            <text:p>',’</text:p>
          </table:table-cell>
          <table:table-cell office:value-type="float" office:value="3235859" calcext:value-type="float">
            <text:p>323585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ติ๋มๆ ใฝ่หา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,</text:p>
          </table:table-cell>
          <table:table-cell office:value-type="float" office:value="11275" calcext:value-type="float">
            <text:p>11275</text:p>
          </table:table-cell>
          <table:table-cell office:value-type="string" calcext:value-type="string">
            <text:p>,</text:p>
          </table:table-cell>
          <table:table-cell office:value-type="float" office:value="11275" calcext:value-type="float">
            <text:p>11275</text:p>
          </table:table-cell>
          <table:table-cell office:value-type="string" calcext:value-type="string">
            <text:p>,</text:p>
          </table:table-cell>
          <table:table-cell office:value-type="float" office:value="11275" calcext:value-type="float">
            <text:p>1127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,</text:p>
          </table:table-cell>
          <table:table-cell office:value-type="float" office:value="4260" calcext:value-type="float">
            <text:p>4260</text:p>
          </table:table-cell>
          <table:table-cell office:value-type="string" calcext:value-type="string">
            <text:p>,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,</text:p>
          </table:table-cell>
          <table:table-cell office:value-type="percentage" office:value="0.571" calcext:value-type="percentage">
            <text:p>57.1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238123" calcext:value-type="float">
            <text:p>323812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ลับคืน แซคคาร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307235" calcext:value-type="float">
            <text:p>33072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ดี่ กระซู่</text:p>
          </table:table-cell>
          <table:table-cell office:value-type="string" calcext:value-type="string">
            <text:p>',’</text:p>
          </table:table-cell>
          <table:table-cell office:value-type="float" office:value="3308871" calcext:value-type="float">
            <text:p>330887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บรู๊ค เหล็กไหล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4459" calcext:value-type="float">
            <text:p>4459</text:p>
          </table:table-cell>
          <table:table-cell office:value-type="string" calcext:value-type="string">
            <text:p>,</text:p>
          </table:table-cell>
          <table:table-cell office:value-type="float" office:value="8450" calcext:value-type="float">
            <text:p>8450</text:p>
          </table:table-cell>
          <table:table-cell office:value-type="string" calcext:value-type="string">
            <text:p>,</text:p>
          </table:table-cell>
          <table:table-cell office:value-type="float" office:value="14210" calcext:value-type="float">
            <text:p>14210</text:p>
          </table:table-cell>
          <table:table-cell office:value-type="string" calcext:value-type="string">
            <text:p>,</text:p>
          </table:table-cell>
          <table:table-cell office:value-type="percentage" office:value="0.5946" calcext:value-type="percentage">
            <text:p>59.46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403335" calcext:value-type="float">
            <text:p>34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3403335" calcext:value-type="float">
            <text:p>34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504565" calcext:value-type="float">
            <text:p>350456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วิทยา หัวรุนแร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,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200737" calcext:value-type="float">
            <text:p>520073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ลั้นวาจา กระฉอก</text:p>
          </table:table-cell>
          <table:table-cell office:value-type="string" calcext:value-type="string">
            <text:p>',’</text:p>
          </table:table-cell>
          <table:table-cell office:value-type="float" office:value="3603429" calcext:value-type="float">
            <text:p>36034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เบื้อง ต่างๆนาๆ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,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503299" calcext:value-type="float">
            <text:p>450329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ฉ่อน กลมกลืน</text:p>
          </table:table-cell>
          <table:table-cell office:value-type="string" calcext:value-type="string">
            <text:p>',’</text:p>
          </table:table-cell>
          <table:table-cell office:value-type="float" office:value="3704924" calcext:value-type="float">
            <text:p>370492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สุเทพ กระต่ายป่า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,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,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100335" calcext:value-type="float">
            <text:p>3100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มยุรี มวกใหญ่</text:p>
          </table:table-cell>
          <table:table-cell office:value-type="string" calcext:value-type="string">
            <text:p>',’</text:p>
          </table:table-cell>
          <table:table-cell office:value-type="float" office:value="3100335" calcext:value-type="float">
            <text:p>3100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มยุรี มวกใหญ่</text:p>
          </table:table-cell>
          <table:table-cell office:value-type="string" calcext:value-type="string">
            <text:p>',’</text:p>
          </table:table-cell>
          <table:table-cell office:value-type="float" office:value="3901016" calcext:value-type="float">
            <text:p>390101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ุภาพ ผังผืด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,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,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,</text:p>
          </table:table-cell>
          <table:table-cell office:value-type="float" office:value="6890" calcext:value-type="float">
            <text:p>6890</text:p>
          </table:table-cell>
          <table:table-cell office:value-type="string" calcext:value-type="string">
            <text:p>,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,</text:p>
          </table:table-cell>
          <table:table-cell office:value-type="percentage" office:value="0.6828" calcext:value-type="percentage">
            <text:p>68.28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904233" calcext:value-type="float">
            <text:p>390423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มานะ กรุงเก่า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,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,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,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,</text:p>
          </table:table-cell>
          <table:table-cell office:value-type="float" office:value="10310" calcext:value-type="float">
            <text:p>10310</text:p>
          </table:table-cell>
          <table:table-cell office:value-type="string" calcext:value-type="string">
            <text:p>,</text:p>
          </table:table-cell>
          <table:table-cell office:value-type="percentage" office:value="0.7235" calcext:value-type="percentage">
            <text:p>72.35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300014" calcext:value-type="float">
            <text:p>430001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ตรงตัว กระเดือก</text:p>
          </table:table-cell>
          <table:table-cell office:value-type="string" calcext:value-type="string">
            <text:p>',’</text:p>
          </table:table-cell>
          <table:table-cell office:value-type="float" office:value="4300014" calcext:value-type="float">
            <text:p>430001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ตรงตัว กระเดือ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,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,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,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16095" calcext:value-type="float">
            <text:p>16095</text:p>
          </table:table-cell>
          <table:table-cell office:value-type="string" calcext:value-type="string">
            <text:p>,</text:p>
          </table:table-cell>
          <table:table-cell office:value-type="float" office:value="70740" calcext:value-type="float">
            <text:p>70740</text:p>
          </table:table-cell>
          <table:table-cell office:value-type="string" calcext:value-type="string">
            <text:p>,</text:p>
          </table:table-cell>
          <table:table-cell office:value-type="float" office:value="83750" calcext:value-type="float">
            <text:p>83750</text:p>
          </table:table-cell>
          <table:table-cell office:value-type="string" calcext:value-type="string">
            <text:p>,</text:p>
          </table:table-cell>
          <table:table-cell office:value-type="percentage" office:value="0.8446" calcext:value-type="percentage">
            <text:p>84.46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,</text:p>
          </table:table-cell>
          <table:table-cell office:value-type="float" office:value="6983" calcext:value-type="float">
            <text:p>698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402736" calcext:value-type="float">
            <text:p>440273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เอเย่นต์ ธุรกิจท่องเที่ยว</text:p>
          </table:table-cell>
          <table:table-cell office:value-type="string" calcext:value-type="string">
            <text:p>',’</text:p>
          </table:table-cell>
          <table:table-cell office:value-type="float" office:value="4402736" calcext:value-type="float">
            <text:p>440273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เอเย่นต์ ธุรกิจท่องเที่ยว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12388" calcext:value-type="float">
            <text:p>12388</text:p>
          </table:table-cell>
          <table:table-cell office:value-type="string" calcext:value-type="string">
            <text:p>,</text:p>
          </table:table-cell>
          <table:table-cell office:value-type="float" office:value="64580" calcext:value-type="float">
            <text:p>64580</text:p>
          </table:table-cell>
          <table:table-cell office:value-type="string" calcext:value-type="string">
            <text:p>,</text:p>
          </table:table-cell>
          <table:table-cell office:value-type="float" office:value="78180" calcext:value-type="float">
            <text:p>78180</text:p>
          </table:table-cell>
          <table:table-cell office:value-type="string" calcext:value-type="string">
            <text:p>,</text:p>
          </table:table-cell>
          <table:table-cell office:value-type="percentage" office:value="0.826" calcext:value-type="percentage">
            <text:p>82.6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500589" calcext:value-type="float">
            <text:p>450058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ปราณี ล่วงลับ</text:p>
          </table:table-cell>
          <table:table-cell office:value-type="string" calcext:value-type="string">
            <text:p>',’</text:p>
          </table:table-cell>
          <table:table-cell office:value-type="float" office:value="4500589" calcext:value-type="float">
            <text:p>450058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ปราณี ล่วงลับ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,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,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,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27343" calcext:value-type="float">
            <text:p>27343</text:p>
          </table:table-cell>
          <table:table-cell office:value-type="string" calcext:value-type="string">
            <text:p>,</text:p>
          </table:table-cell>
          <table:table-cell office:value-type="float" office:value="40780" calcext:value-type="float">
            <text:p>40780</text:p>
          </table:table-cell>
          <table:table-cell office:value-type="string" calcext:value-type="string">
            <text:p>,</text:p>
          </table:table-cell>
          <table:table-cell office:value-type="float" office:value="63670" calcext:value-type="float">
            <text:p>63670</text:p>
          </table:table-cell>
          <table:table-cell office:value-type="string" calcext:value-type="string">
            <text:p>,</text:p>
          </table:table-cell>
          <table:table-cell office:value-type="percentage" office:value="0.6404" calcext:value-type="percentage">
            <text:p>64.04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503299" calcext:value-type="float">
            <text:p>450329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ฉ่อน กลมกลืน</text:p>
          </table:table-cell>
          <table:table-cell office:value-type="string" calcext:value-type="string">
            <text:p>',’</text:p>
          </table:table-cell>
          <table:table-cell office:value-type="float" office:value="4503299" calcext:value-type="float">
            <text:p>450329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ฉ่อน กลมกลื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,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,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9536" calcext:value-type="float">
            <text:p>9536</text:p>
          </table:table-cell>
          <table:table-cell office:value-type="string" calcext:value-type="string">
            <text:p>,</text:p>
          </table:table-cell>
          <table:table-cell office:value-type="float" office:value="18250" calcext:value-type="float">
            <text:p>18250</text:p>
          </table:table-cell>
          <table:table-cell office:value-type="string" calcext:value-type="string">
            <text:p>,</text:p>
          </table:table-cell>
          <table:table-cell office:value-type="float" office:value="23290" calcext:value-type="float">
            <text:p>23290</text:p>
          </table:table-cell>
          <table:table-cell office:value-type="string" calcext:value-type="string">
            <text:p>,</text:p>
          </table:table-cell>
          <table:table-cell office:value-type="percentage" office:value="0.7835" calcext:value-type="percentage">
            <text:p>78.35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,</text:p>
          </table:table-cell>
          <table:table-cell office:value-type="float" office:value="4374" calcext:value-type="float">
            <text:p>437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100335" calcext:value-type="float">
            <text:p>3100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มยุรี มวกใหญ่</text:p>
          </table:table-cell>
          <table:table-cell office:value-type="string" calcext:value-type="string">
            <text:p>',’</text:p>
          </table:table-cell>
          <table:table-cell office:value-type="float" office:value="3100335" calcext:value-type="float">
            <text:p>3100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มยุรี มวกใหญ่</text:p>
          </table:table-cell>
          <table:table-cell office:value-type="string" calcext:value-type="string">
            <text:p>',’</text:p>
          </table:table-cell>
          <table:table-cell office:value-type="float" office:value="4603321" calcext:value-type="float">
            <text:p>460332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บเจา กระพือข่าว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,</text:p>
          </table:table-cell>
          <table:table-cell office:value-type="float" office:value="7275" calcext:value-type="float">
            <text:p>7275</text:p>
          </table:table-cell>
          <table:table-cell office:value-type="string" calcext:value-type="string">
            <text:p>,</text:p>
          </table:table-cell>
          <table:table-cell office:value-type="float" office:value="7275" calcext:value-type="float">
            <text:p>7275</text:p>
          </table:table-cell>
          <table:table-cell office:value-type="string" calcext:value-type="string">
            <text:p>,</text:p>
          </table:table-cell>
          <table:table-cell office:value-type="float" office:value="7275" calcext:value-type="float">
            <text:p>727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,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,</text:p>
          </table:table-cell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09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5-ภาคกลาง 4.2</text:p>
          </table:table-cell>
          <table:table-cell office:value-type="string" calcext:value-type="string">
            <text:p>',’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ท่ามะกา</text:p>
          </table:table-cell>
          <table:table-cell office:value-type="string" calcext:value-type="string">
            <text:p>',’</text:p>
          </table:table-cell>
          <table:table-cell office:value-type="float" office:value="3100151" calcext:value-type="float">
            <text:p>310015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ฟ้องร้อง สตางค์ทอ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5800011" calcext:value-type="float">
            <text:p>5800011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.ส.บอร์ด ถาวรวัตถุ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200737" calcext:value-type="float">
            <text:p>520073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ลั้นวาจา กระฉอก</text:p>
          </table:table-cell>
          <table:table-cell office:value-type="string" calcext:value-type="string">
            <text:p>',’</text:p>
          </table:table-cell>
          <table:table-cell office:value-type="float" office:value="5200737" calcext:value-type="float">
            <text:p>520073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ลั้นวาจา กระฉอ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777" calcext:value-type="float">
            <text:p>4777</text:p>
          </table:table-cell>
          <table:table-cell office:value-type="string" calcext:value-type="string">
            <text:p>,</text:p>
          </table:table-cell>
          <table:table-cell office:value-type="float" office:value="29677" calcext:value-type="float">
            <text:p>29677</text:p>
          </table:table-cell>
          <table:table-cell office:value-type="string" calcext:value-type="string">
            <text:p>,</text:p>
          </table:table-cell>
          <table:table-cell office:value-type="float" office:value="29677" calcext:value-type="float">
            <text:p>29677</text:p>
          </table:table-cell>
          <table:table-cell office:value-type="string" calcext:value-type="string">
            <text:p>,</text:p>
          </table:table-cell>
          <table:table-cell office:value-type="float" office:value="29677" calcext:value-type="float">
            <text:p>2967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7673" calcext:value-type="float">
            <text:p>767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7,500-12,999 บาท</text:p>
          </table:table-cell>
          <table:table-cell office:value-type="string" calcext:value-type="string">
            <text:p>',</text:p>
          </table:table-cell>
          <table:table-cell office:value-type="float" office:value="10224" calcext:value-type="float">
            <text:p>10224</text:p>
          </table:table-cell>
          <table:table-cell office:value-type="string" calcext:value-type="string">
            <text:p>,</text:p>
          </table:table-cell>
          <table:table-cell office:value-type="float" office:value="19620" calcext:value-type="float">
            <text:p>19620</text:p>
          </table:table-cell>
          <table:table-cell office:value-type="string" calcext:value-type="string">
            <text:p>,</text:p>
          </table:table-cell>
          <table:table-cell office:value-type="float" office:value="22870" calcext:value-type="float">
            <text:p>22870</text:p>
          </table:table-cell>
          <table:table-cell office:value-type="string" calcext:value-type="string">
            <text:p>,</text:p>
          </table:table-cell>
          <table:table-cell office:value-type="percentage" office:value="0.8578" calcext:value-type="percentage">
            <text:p>85.78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,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300914" calcext:value-type="float">
            <text:p>530091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ิมล ความลึ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percentage" office:value="0.8333" calcext:value-type="percentage">
            <text:p>83.33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400517" calcext:value-type="float">
            <text:p>540051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ทะมึน แซคคาร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501098" calcext:value-type="float">
            <text:p>550109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ดวงสมร ไม้ประดับ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800083" calcext:value-type="float">
            <text:p>5800083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รมตามสน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,</text:p>
          </table:table-cell>
          <table:table-cell office:value-type="float" office:value="20850" calcext:value-type="float">
            <text:p>20850</text:p>
          </table:table-cell>
          <table:table-cell office:value-type="string" calcext:value-type="string">
            <text:p>,</text:p>
          </table:table-cell>
          <table:table-cell office:value-type="float" office:value="23500" calcext:value-type="float">
            <text:p>23500</text:p>
          </table:table-cell>
          <table:table-cell office:value-type="string" calcext:value-type="string">
            <text:p>,</text:p>
          </table:table-cell>
          <table:table-cell office:value-type="percentage" office:value="0.8872" calcext:value-type="percentage">
            <text:p>88.72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2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ท่าเรือ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ข้อมูลไม่ชัดเจ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08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2-ภาคกลาง 2</text:p>
          </table:table-cell>
          <table:table-cell office:value-type="string" calcext:value-type="string">
            <text:p>',’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ลาดบัวหลวง</text:p>
          </table:table-cell>
          <table:table-cell office:value-type="string" calcext:value-type="string">
            <text:p>',’</text:p>
          </table:table-cell>
          <table:table-cell office:value-type="float" office:value="4703655" calcext:value-type="float">
            <text:p>470365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มนัส การตัดสินใจ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4218" calcext:value-type="float">
            <text:p>800421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8100519" calcext:value-type="float">
            <text:p>810051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600477" calcext:value-type="float">
            <text:p>36004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บดาน ลูกชิ้น</text:p>
          </table:table-cell>
          <table:table-cell office:value-type="string" calcext:value-type="string">
            <text:p>',’</text:p>
          </table:table-cell>
          <table:table-cell office:value-type="float" office:value="3600477" calcext:value-type="float">
            <text:p>36004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บดาน ลูกชิ้น</text:p>
          </table:table-cell>
          <table:table-cell office:value-type="string" calcext:value-type="string">
            <text:p>',’</text:p>
          </table:table-cell>
          <table:table-cell office:value-type="float" office:value="5861188" calcext:value-type="float">
            <text:p>586118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ังวล กดน้ำ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5861292" calcext:value-type="float">
            <text:p>5861292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งคันธนู กลัวเมี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4.1</text:p>
          </table:table-cell>
          <table:table-cell office:value-type="string" calcext:value-type="string">
            <text:p>',’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ท่ายาง</text:p>
          </table:table-cell>
          <table:table-cell office:value-type="string" calcext:value-type="string">
            <text:p>',’</text:p>
          </table:table-cell>
          <table:table-cell office:value-type="float" office:value="3506987" calcext:value-type="float">
            <text:p>350698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ดา ร่ายมนต์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700127" calcext:value-type="float">
            <text:p>570012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ภาษากลาง หมอนขวา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es Trai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3237766" calcext:value-type="float">
            <text:p>323776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แหล่ง กลอนสวด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4.1</text:p>
          </table:table-cell>
          <table:table-cell office:value-type="string" calcext:value-type="string">
            <text:p>',’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ท่ายาง</text:p>
          </table:table-cell>
          <table:table-cell office:value-type="string" calcext:value-type="string">
            <text:p>',’</text:p>
          </table:table-cell>
          <table:table-cell office:value-type="float" office:value="3506987" calcext:value-type="float">
            <text:p>350698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ดา ร่ายมนต์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5710095" calcext:value-type="float">
            <text:p>571009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เล่นพวก โคลทาร์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es Trai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3100311" calcext:value-type="float">
            <text:p>310031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ระหมิบ กลางเมื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,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,</text:p>
          </table:table-cell>
          <table:table-cell office:value-type="percentage" office:value="0.6188" calcext:value-type="percentage">
            <text:p>61.88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ข้อมูลไม่ชัดเจ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403335" calcext:value-type="float">
            <text:p>34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8100500" calcext:value-type="float">
            <text:p>8100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600477" calcext:value-type="float">
            <text:p>36004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บดาน ลูกชิ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100308" calcext:value-type="float">
            <text:p>310030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อุดม กลองยาว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5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3-ภาคกลาง 2</text:p>
          </table:table-cell>
          <table:table-cell office:value-type="string" calcext:value-type="string">
            <text:p>',’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สุพรรณบุรี</text:p>
          </table:table-cell>
          <table:table-cell office:value-type="string" calcext:value-type="string">
            <text:p>',’</text:p>
          </table:table-cell>
          <table:table-cell office:value-type="float" office:value="4703655" calcext:value-type="float">
            <text:p>470365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มนัส การตัดสินใจ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3711212" calcext:value-type="float">
            <text:p>3711212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ยประสงค์ กระทิงโท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600477" calcext:value-type="float">
            <text:p>36004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บดาน ลูกชิ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8003335" calcext:value-type="float">
            <text:p>800333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3100308" calcext:value-type="float">
            <text:p>310030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อุดม กลองยาว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ข้อมูลไม่ชัดเจ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3237767" calcext:value-type="float">
            <text:p>323776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ทวาย ตามตื๊อ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870" calcext:value-type="float">
            <text:p>387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104230" calcext:value-type="float">
            <text:p>41042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นัยนา ศัพท์หมวด</text:p>
          </table:table-cell>
          <table:table-cell office:value-type="string" calcext:value-type="string">
            <text:p>',’</text:p>
          </table:table-cell>
          <table:table-cell office:value-type="float" office:value="3237784" calcext:value-type="float">
            <text:p>323778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สมบัติ กรวดทรา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3402697" calcext:value-type="float">
            <text:p>3402697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ยช้อยชด กล้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8050201" calcext:value-type="float">
            <text:p>80502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float" office:value="3403336" calcext:value-type="float">
            <text:p>340333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3403336" calcext:value-type="float">
            <text:p>340333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3608601" calcext:value-type="float">
            <text:p>36086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ชาก ประสงค์ดี</text:p>
          </table:table-cell>
          <table:table-cell office:value-type="string" calcext:value-type="string">
            <text:p>',’</text:p>
          </table:table-cell>
          <table:table-cell office:value-type="float" office:value="3608601" calcext:value-type="float">
            <text:p>360860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กระชาก ประสงค์ดี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ู้จัดการ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,</text:p>
          </table:table-cell>
          <table:table-cell office:value-type="float" office:value="54450" calcext:value-type="float">
            <text:p>54450</text:p>
          </table:table-cell>
          <table:table-cell office:value-type="string" calcext:value-type="string">
            <text:p>,</text:p>
          </table:table-cell>
          <table:table-cell office:value-type="float" office:value="54450" calcext:value-type="float">
            <text:p>54450</text:p>
          </table:table-cell>
          <table:table-cell office:value-type="string" calcext:value-type="string">
            <text:p>,</text:p>
          </table:table-cell>
          <table:table-cell office:value-type="float" office:value="54450" calcext:value-type="float">
            <text:p>5445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7126" calcext:value-type="float">
            <text:p>1712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5,000-19,999 บาท</text:p>
          </table:table-cell>
          <table:table-cell office:value-type="string" calcext:value-type="string">
            <text:p>',</text:p>
          </table:table-cell>
          <table:table-cell office:value-type="float" office:value="12024" calcext:value-type="float">
            <text:p>12024</text:p>
          </table:table-cell>
          <table:table-cell office:value-type="string" calcext:value-type="string">
            <text:p>,</text:p>
          </table:table-cell>
          <table:table-cell office:value-type="float" office:value="44860" calcext:value-type="float">
            <text:p>44860</text:p>
          </table:table-cell>
          <table:table-cell office:value-type="string" calcext:value-type="string">
            <text:p>,</text:p>
          </table:table-cell>
          <table:table-cell office:value-type="float" office:value="56840" calcext:value-type="float">
            <text:p>56840</text:p>
          </table:table-cell>
          <table:table-cell office:value-type="string" calcext:value-type="string">
            <text:p>,</text:p>
          </table:table-cell>
          <table:table-cell office:value-type="percentage" office:value="0.7892" calcext:value-type="percentage">
            <text:p>78.92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820" calcext:value-type="float">
            <text:p>5820</text:p>
          </table:table-cell>
          <table:table-cell office:value-type="string" calcext:value-type="string">
            <text:p>,</text:p>
          </table:table-cell>
          <table:table-cell office:value-type="float" office:value="10912" calcext:value-type="float">
            <text:p>1091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07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2-ภาคกลาง 2</text:p>
          </table:table-cell>
          <table:table-cell office:value-type="string" calcext:value-type="string">
            <text:p>',’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สุพรรณบุรี</text:p>
          </table:table-cell>
          <table:table-cell office:value-type="string" calcext:value-type="string">
            <text:p>',’</text:p>
          </table:table-cell>
          <table:table-cell office:value-type="float" office:value="4703655" calcext:value-type="float">
            <text:p>470365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มนัส การตัดสินใจ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8003376" calcext:value-type="float">
            <text:p>800337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ผจก.หน่วย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005208" calcext:value-type="float">
            <text:p>4005208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แฉล้ม คอมเม้นท์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,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,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4400446" calcext:value-type="float">
            <text:p>4400446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ายพัสถาน บงสุกุล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500409" calcext:value-type="float">
            <text:p>450040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กระโดดไกล กรมประมง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,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,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,</text:p>
          </table:table-cell>
          <table:table-cell office:value-type="float" office:value="18670" calcext:value-type="float">
            <text:p>18670</text:p>
          </table:table-cell>
          <table:table-cell office:value-type="string" calcext:value-type="string">
            <text:p>,</text:p>
          </table:table-cell>
          <table:table-cell office:value-type="float" office:value="25560" calcext:value-type="float">
            <text:p>25560</text:p>
          </table:table-cell>
          <table:table-cell office:value-type="string" calcext:value-type="string">
            <text:p>,</text:p>
          </table:table-cell>
          <table:table-cell office:value-type="percentage" office:value="0.7304" calcext:value-type="percentage">
            <text:p>73.04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',’</text:p>
          </table:table-cell>
          <table:table-cell office:value-type="float" office:value="4104230" calcext:value-type="float">
            <text:p>410423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นัยนา ศัพท์หมวด</text:p>
          </table:table-cell>
          <table:table-cell office:value-type="string" calcext:value-type="string">
            <text:p>',’</text:p>
          </table:table-cell>
          <table:table-cell office:value-type="float" office:value="4803085" calcext:value-type="float">
            <text:p>4803085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ขยะมูลฝอย กินความ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,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,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,</text:p>
          </table:table-cell>
          <table:table-cell office:value-type="float" office:value="15310" calcext:value-type="float">
            <text:p>15310</text:p>
          </table:table-cell>
          <table:table-cell office:value-type="string" calcext:value-type="string">
            <text:p>,</text:p>
          </table:table-cell>
          <table:table-cell office:value-type="float" office:value="22550" calcext:value-type="float">
            <text:p>22550</text:p>
          </table:table-cell>
          <table:table-cell office:value-type="string" calcext:value-type="string">
            <text:p>,</text:p>
          </table:table-cell>
          <table:table-cell office:value-type="percentage" office:value="0.6789" calcext:value-type="percentage">
            <text:p>67.89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float" office:value="5100193" calcext:value-type="float">
            <text:p>5100193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น.ส.ยาเสพย์ติด กระโชกกระชาก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5211764" calcext:value-type="float">
            <text:p>5211764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สำลี กรีธาทัพ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,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,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5310241" calcext:value-type="float">
            <text:p>5310241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วันดี กระโน้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หนน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,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,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1-4,999 บาท</text:p>
          </table:table-cell>
          <table:table-cell office:value-type="string" calcext:value-type="string">
            <text:p>',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,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,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,</text:p>
          </table:table-cell>
          <table:table-cell office:value-type="percentage" office:value="0.4333" calcext:value-type="percentage">
            <text:p>43.33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2560/16</text:p>
          </table:table-cell>
          <table:table-cell office:value-type="string" calcext:value-type="string">
            <text:p>’,’</text:p>
          </table:table-cell>
          <table:table-cell office:value-type="string" calcext:value-type="string">
            <text:p>14-ภาคกลาง 3</text:p>
          </table:table-cell>
          <table:table-cell office:value-type="string" calcext:value-type="string">
            <text:p>',’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ภาชี</text:p>
          </table:table-cell>
          <table:table-cell office:value-type="string" calcext:value-type="string">
            <text:p>',’</text:p>
          </table:table-cell>
          <table:table-cell office:value-type="float" office:value="3100177" calcext:value-type="float">
            <text:p>3100177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ยกำแพงภาษี กระโน้น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4104229" calcext:value-type="float">
            <text:p>4104229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างระรื่น สดใส</text:p>
          </table:table-cell>
          <table:table-cell office:value-type="string" calcext:value-type="string">
            <text:p>',’</text:p>
          </table:table-cell>
          <table:table-cell office:value-type="float" office:value="5602260" calcext:value-type="float">
            <text:p>560226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น.ส.นิศารัตน์ กระจกหน้าร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ตท.กง.</text:p>
          </table:table-cell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ไม่มีรายได้</text:p>
          </table:table-cell>
          <table:table-cell office:value-type="string" calcext:value-type="string">
            <text:p>'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9:11:21.917115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13:10:52.493000000</meta:creation-date>
    <dc:date>2020-03-09T19:31:15.607640053</dc:date>
    <meta:editing-duration>PT9M48S</meta:editing-duration>
    <meta:editing-cycles>2</meta:editing-cycles>
    <meta:generator>LibreOffice/6.4.1.2$MacOSX_X86_64 LibreOffice_project/4d224e95b98b138af42a64d84056446d09082932</meta:generator>
    <meta:document-statistic meta:table-count="1" meta:cell-count="14711" meta:object-count="0"/>
  </office:meta>
</office:document-meta>
</file>